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3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Tomcat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number-columns-repeated="2" table:default-cell-style-name="ce25"/>
        <table:table-column table:style-name="co6" table:number-columns-repeated="9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799];&quot;High&quot;;[.D5:.D799])" office:value-type="float" office:value="198">
            <text:p>198</text:p>
          </table:table-cell>
          <table:table-cell table:style-name="Default" table:formula="of:=SUMPRODUCT(([.C5:.C799]=&quot;High&quot;)*([.E5:.E799]=&quot;x&quot;)*[.D5:.D799])" office:value-type="float" office:value="34">
            <text:p>34</text:p>
          </table:table-cell>
          <table:table-cell table:style-name="Default" table:formula="of:=SUMPRODUCT(([.C5:.C799]=&quot;High&quot;)*([.F5:.F799]=&quot;x&quot;)*[.D5:.D799])" office:value-type="float" office:value="57">
            <text:p>57</text:p>
          </table:table-cell>
          <table:table-cell table:formula="of:=SUMPRODUCT(([.C5:.C799]=&quot;High&quot;)*([.G5:.G799]=&quot;x&quot;)*[.D5:.D799])" office:value-type="float" office:value="46">
            <text:p>46</text:p>
          </table:table-cell>
          <table:table-cell table:formula="of:=SUMPRODUCT(([.C5:.C799]=&quot;High&quot;)*([.H5:.H799]=&quot;x&quot;)*[.D5:.D799])" office:value-type="float" office:value="13">
            <text:p>13</text:p>
          </table:table-cell>
          <table:table-cell table:formula="of:=SUMPRODUCT(([.C5:.C799]=&quot;High&quot;)*([.I5:.I799]=&quot;x&quot;)*[.D5:.D799])" office:value-type="float" office:value="48">
            <text:p>48</text:p>
          </table:table-cell>
          <table:table-cell table:number-columns-repeated="6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799];&quot;Medium&quot;;[.D5:.D799])" office:value-type="float" office:value="79">
            <text:p>79</text:p>
          </table:table-cell>
          <table:table-cell table:style-name="Default" table:formula="of:=SUMPRODUCT(([.C5:.C799]=&quot;Medium&quot;)*([.E5:.E799]=&quot;x&quot;)*[.D5:.D799])" office:value-type="float" office:value="22">
            <text:p>22</text:p>
          </table:table-cell>
          <table:table-cell table:style-name="Default" table:formula="of:=SUMPRODUCT(([.C5:.C799]=&quot;Medium&quot;)*([.F5:.F799]=&quot;x&quot;)*[.D5:.D799])" office:value-type="float" office:value="10">
            <text:p>10</text:p>
          </table:table-cell>
          <table:table-cell table:formula="of:=SUMPRODUCT(([.C5:.C799]=&quot;Medium&quot;)*([.G5:.G799]=&quot;x&quot;)*[.D5:.D799])" office:value-type="float" office:value="11">
            <text:p>11</text:p>
          </table:table-cell>
          <table:table-cell table:formula="of:=SUMPRODUCT(([.C5:.C799]=&quot;Medium&quot;)*([.H5:.H799]=&quot;x&quot;)*[.D5:.D799])" office:value-type="float" office:value="23">
            <text:p>23</text:p>
          </table:table-cell>
          <table:table-cell table:formula="of:=SUMPRODUCT(([.C5:.C799]=&quot;Medium&quot;)*([.I5:.I799]=&quot;x&quot;)*[.D5:.D799])" office:value-type="float" office:value="13">
            <text:p>13</text:p>
          </table:table-cell>
          <table:table-cell table:number-columns-repeated="6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799];&quot;Low&quot;;[.D5:.D799])" office:value-type="float" office:value="6">
            <text:p>6</text:p>
          </table:table-cell>
          <table:table-cell table:style-name="Default" table:formula="of:=SUMPRODUCT(([.C5:.C799]=&quot;Low&quot;)*([.E5:.E799]=&quot;x&quot;)*[.D5:.D799])" office:value-type="float" office:value="4">
            <text:p>4</text:p>
          </table:table-cell>
          <table:table-cell table:style-name="Default" table:formula="of:=SUMPRODUCT(([.C5:.C799]=&quot;Low&quot;)*([.F5:.F799]=&quot;x&quot;)*[.D5:.D799])" office:value-type="float" office:value="0">
            <text:p>0</text:p>
          </table:table-cell>
          <table:table-cell table:formula="of:=SUMPRODUCT(([.C5:.C799]=&quot;Low&quot;)*([.G5:.G799]=&quot;x&quot;)*[.D5:.D799])" office:value-type="float" office:value="0">
            <text:p>0</text:p>
          </table:table-cell>
          <table:table-cell table:formula="of:=SUMPRODUCT(([.C5:.C799]=&quot;Low&quot;)*([.H5:.H799]=&quot;x&quot;)*[.D5:.D799])" office:value-type="float" office:value="2">
            <text:p>2</text:p>
          </table:table-cell>
          <table:table-cell table:formula="of:=SUMPRODUCT(([.C5:.C799]=&quot;Low&quot;)*([.I5:.I799]=&quot;x&quot;)*[.D5:.D799])" office:value-type="float" office:value="0">
            <text:p>0</text:p>
          </table:table-cell>
          <table:table-cell table:number-columns-repeated="6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nhung.vu</text:p>
          </table:table-cell>
          <table:table-cell table:style-name="ce24" office:value-type="string">
            <text:p>maamoun</text:p>
          </table:table-cell>
          <table:table-cell table:style-name="ce24" office:value-type="string">
            <text:p>Path</text:p>
          </table:table-cell>
          <table:table-cell table:style-name="ce24" table:number-columns-repeated="3"/>
          <table:table-cell table:style-name="ce30" table:number-columns-repeated="49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Hom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Hom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Hom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moke/Integration/Spa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moke/Integration/Spa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moke/Integration/Spa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Calenda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Calenda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Calenda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Answer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moke/Integration/Answ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Answ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moke/Integration/Answ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Answ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moke/Integration/Answ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Sites Explor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Sites Explor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Sites Explor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Dashboard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moke/Integration/Dashboar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Dash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moke/Integration/Dashboar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moke/Integration/Dashboar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Foru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Forum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Foru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Forum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Foru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Forum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moke/Integration/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moke/Integration/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moke/Integration/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IDE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I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I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5" office:value-type="string">
            <text:p>Smoke/Integration/I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MOKE_PLF_INT_10</text:p>
          </table:table-cell>
          <table:table-cell office:value-type="string">
            <text:p>SmokeTest - CMIS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moke/Integration/CMI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MOKE_PLF_INT_10</text:p>
          </table:table-cell>
          <table:table-cell office:value-type="string">
            <text:p>SmokeTest - CMI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moke/Integration/CMI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MOKE_PLF_INT_10</text:p>
          </table:table-cell>
          <table:table-cell office:value-type="string">
            <text:p>SmokeTest - CMI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moke/Integration/CMI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02</text:p>
          </table:table-cell>
          <table:table-cell table:style-name="ce25" office:value-type="string">
            <text:p>SniffTest - Manage Personal Calendar(Add/Edit/Delete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Manage Personal Calenda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CALENDAR_02</text:p>
          </table:table-cell>
          <table:table-cell table:style-name="ce25" office:value-type="string">
            <text:p>SniffTest - Manage Personal Calendar(Add/Edit/Delete)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Manage Personal Calenda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CALENDAR_02</text:p>
          </table:table-cell>
          <table:table-cell table:style-name="ce25" office:value-type="string">
            <text:p>SniffTest - Manage Personal Calendar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Manage Personal Calenda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A_CALENDAR_03</text:p>
          </table:table-cell>
          <table:table-cell office:value-type="string">
            <text:p>SniffTest - Manage Public Calendar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alendar\Manage Public Calenda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CALENDAR_03</text:p>
          </table:table-cell>
          <table:table-cell office:value-type="string">
            <text:p>SniffTest - Manage Public Calendar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alendar\Manage Public Calenda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CALENDAR_03</text:p>
          </table:table-cell>
          <table:table-cell office:value-type="string">
            <text:p>SniffTest - Manage Public Calenda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alendar\Manage Public Calenda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04</text:p>
          </table:table-cell>
          <table:table-cell table:style-name="ce25" office:value-type="string">
            <text:p>SniffTest - Share calenda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alendar\Share a calenda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CALENDAR_04</text:p>
          </table:table-cell>
          <table:table-cell table:style-name="ce25" office:value-type="string">
            <text:p>SniffTest - Share calenda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alendar\Share a calenda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CALENDAR_04</text:p>
          </table:table-cell>
          <table:table-cell table:style-name="ce25" office:value-type="string">
            <text:p>SniffTest - Share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alendar\Share a calenda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A_CALENDAR_08</text:p>
          </table:table-cell>
          <table:table-cell office:value-type="string">
            <text:p>SniffTest - Check highlight mini calenda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alendar\Check highlight in mini calenda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CALENDAR_08</text:p>
          </table:table-cell>
          <table:table-cell office:value-type="string">
            <text:p>SniffTest - Check highlight mini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alendar\Check highlight in mini calenda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CALENDAR_08</text:p>
          </table:table-cell>
          <table:table-cell office:value-type="string">
            <text:p>SniffTest - Check highlight mini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alendar\Check highlight in mini calenda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09</text:p>
          </table:table-cell>
          <table:table-cell table:style-name="ce25" office:value-type="string">
            <text:p>SniffTest - Check pop-up remin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alendar\Check pop up remin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CALENDAR_09</text:p>
          </table:table-cell>
          <table:table-cell table:style-name="ce25" office:value-type="string">
            <text:p>SniffTest - Check pop-up remin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alendar\Check pop up remin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CALENDAR_09</text:p>
          </table:table-cell>
          <table:table-cell table:style-name="ce25" office:value-type="string">
            <text:p>SniffTest - Check pop-up remin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alendar\Check pop up remin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A_CALENDAR_10</text:p>
          </table:table-cell>
          <table:table-cell office:value-type="string">
            <text:p>SniffTest - Check email remin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alendar\Check mail remind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CALENDAR_10</text:p>
          </table:table-cell>
          <table:table-cell office:value-type="string">
            <text:p>SniffTest - Check email remin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alendar\Check mail remind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CALENDAR_10</text:p>
          </table:table-cell>
          <table:table-cell office:value-type="string">
            <text:p>SniffTest - Check email remin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alendar\Check mail remind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19</text:p>
          </table:table-cell>
          <table:table-cell table:style-name="ce25" office:value-type="string">
            <text:p>SniffTest - Import calenda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alendar\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CALENDAR_19</text:p>
          </table:table-cell>
          <table:table-cell table:style-name="ce25" office:value-type="string">
            <text:p>SniffTest - Import calenda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alendar\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CALENDAR_19</text:p>
          </table:table-cell>
          <table:table-cell table:style-name="ce25" office:value-type="string">
            <text:p>SniffTest - Import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alendar\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A_CALENDAR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alendar\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CALENDAR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alendar\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CALENDAR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alendar\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EVENT_11</text:p>
          </table:table-cell>
          <table:table-cell table:style-name="ce25" office:value-type="string">
            <text:p>SniffTest - Add events for shared calenda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alendar\Add events to a shared calenda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EVENT_11</text:p>
          </table:table-cell>
          <table:table-cell table:style-name="ce25" office:value-type="string">
            <text:p>SniffTest - Add events for shared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alendar\Add events to a shared calenda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EVENT_11</text:p>
          </table:table-cell>
          <table:table-cell table:style-name="ce25" office:value-type="string">
            <text:p>SniffTest - Add events for shared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alendar\Add events to a shared calenda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A_EVENT_13</text:p>
          </table:table-cell>
          <table:table-cell office:value-type="string">
            <text:p>SniffTest - Add events for public calenda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alendar\Add events to a public calenda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EVENT_13</text:p>
          </table:table-cell>
          <table:table-cell office:value-type="string">
            <text:p>SniffTest - Add events for public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alendar\Add events to a public calenda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EVENT_13</text:p>
          </table:table-cell>
          <table:table-cell office:value-type="string">
            <text:p>SniffTest - Add events for public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alendar\Add events to a public calenda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EVENT_15</text:p>
          </table:table-cell>
          <table:table-cell table:style-name="ce25" office:value-type="string">
            <text:p>SniffTest - Check displaying added task/event in all view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alendar\Check all the view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EVENT_15</text:p>
          </table:table-cell>
          <table:table-cell table:style-name="ce25" office:value-type="string">
            <text:p>SniffTest - Check displaying added task/event in all view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alendar\Check all the view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EVENT_15</text:p>
          </table:table-cell>
          <table:table-cell table:style-name="ce25" office:value-type="string">
            <text:p>SniffTest - Check displaying added task/event in all view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alendar\Check all the view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A_EVENT_16</text:p>
          </table:table-cell>
          <table:table-cell office:value-type="string">
            <text:p>SniffTest - Drag-drop task/ev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alendar\Drag and dro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EVENT_16</text:p>
          </table:table-cell>
          <table:table-cell office:value-type="string">
            <text:p>SniffTest - Drag-drop task/ev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alendar\Drag and dro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EVENT_16</text:p>
          </table:table-cell>
          <table:table-cell office:value-type="string">
            <text:p>SniffTest - Drag-drop task/ev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alendar\Drag and dro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EVENT_17</text:p>
          </table:table-cell>
          <table:table-cell table:style-name="ce25" office:value-type="string">
            <text:p>SniffTest - Re-siz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alendar\Resize event/tas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EVENT_17</text:p>
          </table:table-cell>
          <table:table-cell table:style-name="ce25" office:value-type="string">
            <text:p>SniffTest - Re-siz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alendar\Resize event/tas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EVENT_17</text:p>
          </table:table-cell>
          <table:table-cell table:style-name="ce25" office:value-type="string">
            <text:p>SniffTest - Re-siz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alendar\Resize event/tas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A_GROUP _01</text:p>
          </table:table-cell>
          <table:table-cell office:value-type="string">
            <text:p>SniffTest - Manage Group 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alendar\Manage Grou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GROUP _01</text:p>
          </table:table-cell>
          <table:table-cell office:value-type="string">
            <text:p>SniffTest - Manage Group 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alendar\Manage Grou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GROUP _01</text:p>
          </table:table-cell>
          <table:table-cell office:value-type="string">
            <text:p>SniffTest - Manage Group 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alendar\Manage Grou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SEARCH_2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alendar\Quick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SEARCH_2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alendar\Quick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SEARCH_2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alendar\Quick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A_SEARCH_22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alendar\Advance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SEARCH_22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alendar\Advance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SEARCH_22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alendar\Advance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TASK_07</text:p>
          </table:table-cell>
          <table:table-cell table:style-name="ce25" office:value-type="string">
            <text:p>SniffTest - Manage Task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alendar\Manage Tas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TASK_07</text:p>
          </table:table-cell>
          <table:table-cell table:style-name="ce25" office:value-type="string">
            <text:p>SniffTest - Manage Task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alendar\Manage Tas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TASK_07</text:p>
          </table:table-cell>
          <table:table-cell table:style-name="ce25" office:value-type="string">
            <text:p>SniffTest - Manage Tas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alendar\Manage Tas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HA_OTHERCHECK_01</text:p>
          </table:table-cell>
          <table:table-cell office:value-type="string">
            <text:p>SniffTest - Create new roo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hat\Add Roo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OTHERCHECK_01</text:p>
          </table:table-cell>
          <table:table-cell office:value-type="string">
            <text:p>SniffTest - Create new roo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hat\Add Roo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OTHERCHECK_01</text:p>
          </table:table-cell>
          <table:table-cell office:value-type="string">
            <text:p>SniffTest - Create new roo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hat\Add Roo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OTHERCHECK_02</text:p>
          </table:table-cell>
          <table:table-cell table:style-name="ce25" office:value-type="string">
            <text:p>SniffTest - Invi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hat\Invi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OTHERCHECK_02</text:p>
          </table:table-cell>
          <table:table-cell table:style-name="ce25" office:value-type="string">
            <text:p>SniffTest - Invi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hat\Invi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OTHERCHECK_02</text:p>
          </table:table-cell>
          <table:table-cell table:style-name="ce25" office:value-type="string">
            <text:p>SniffTest - Invi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hat\Invi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HA_OTHERCHECK_03</text:p>
          </table:table-cell>
          <table:table-cell office:value-type="string">
            <text:p>SniffTest - Configur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hat\Configur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OTHERCHECK_03</text:p>
          </table:table-cell>
          <table:table-cell office:value-type="string">
            <text:p>SniffTest - Configur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hat\Configur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OTHERCHECK_03</text:p>
          </table:table-cell>
          <table:table-cell office:value-type="string">
            <text:p>SniffTest - Configur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hat\Configur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OTHERCHECK_07</text:p>
          </table:table-cell>
          <table:table-cell table:style-name="ce25" office:value-type="string">
            <text:p>SniffTest -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hat\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OTHERCHECK_07</text:p>
          </table:table-cell>
          <table:table-cell table:style-name="ce25" office:value-type="string">
            <text:p>SniffTest -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hat\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OTHERCHECK_07</text:p>
          </table:table-cell>
          <table:table-cell table:style-name="ce25" office:value-type="string">
            <text:p>SniffTest -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hat\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HA_OTHERCHECK_08</text:p>
          </table:table-cell>
          <table:table-cell office:value-type="string">
            <text:p>SniffTest - Add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hat\Add contac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OTHERCHECK_08</text:p>
          </table:table-cell>
          <table:table-cell office:value-type="string">
            <text:p>SniffTest - Add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hat\Add contac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OTHERCHECK_08</text:p>
          </table:table-cell>
          <table:table-cell office:value-type="string">
            <text:p>SniffTest - Add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hat\Add contac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OTHERCHECK_13</text:p>
          </table:table-cell>
          <table:table-cell table:style-name="ce25" office:value-type="string">
            <text:p>SniffTest - Remove contac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hat\Remove contac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OTHERCHECK_13</text:p>
          </table:table-cell>
          <table:table-cell table:style-name="ce25" office:value-type="string">
            <text:p>SniffTest - Remove contac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hat\Remove contac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OTHERCHECK_13</text:p>
          </table:table-cell>
          <table:table-cell table:style-name="ce25" office:value-type="string">
            <text:p>SniffTest - Remove contac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hat\Remove contac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HA_OTHERCHECK_15</text:p>
          </table:table-cell>
          <table:table-cell office:value-type="string">
            <text:p>SniffTest - User statu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hat\User statu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OTHERCHECK_15</text:p>
          </table:table-cell>
          <table:table-cell office:value-type="string">
            <text:p>SniffTest - User statu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hat\User statu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OTHERCHECK_15</text:p>
          </table:table-cell>
          <table:table-cell office:value-type="string">
            <text:p>SniffTest - User statu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hat\User statu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RIVATECHAT_09</text:p>
          </table:table-cell>
          <table:table-cell table:style-name="ce25" office:value-type="string">
            <text:p>SniffTest - Add private cha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hat\Add private cha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PRIVATECHAT_09</text:p>
          </table:table-cell>
          <table:table-cell table:style-name="ce25" office:value-type="string">
            <text:p>SniffTest - Add private cha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hat\Add private cha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PRIVATECHAT_09</text:p>
          </table:table-cell>
          <table:table-cell table:style-name="ce25" office:value-type="string">
            <text:p>SniffTest - Add private cha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hat\Add private cha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HA_PRIVATECHAT_10</text:p>
          </table:table-cell>
          <table:table-cell office:value-type="string">
            <text:p>SniffTest - Send message in private cha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hat\Send private mess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PRIVATECHAT_10</text:p>
          </table:table-cell>
          <table:table-cell office:value-type="string">
            <text:p>SniffTest - Send message in private cha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hat\Send private mess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PRIVATECHAT_10</text:p>
          </table:table-cell>
          <table:table-cell office:value-type="string">
            <text:p>SniffTest - Send message in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hat\Send private mess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RIVATECHAT_11</text:p>
          </table:table-cell>
          <table:table-cell table:style-name="ce25" office:value-type="string">
            <text:p>SniffTest - Send file in private cha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hat\Send 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PRIVATECHAT_11</text:p>
          </table:table-cell>
          <table:table-cell table:style-name="ce25" office:value-type="string">
            <text:p>SniffTest - Send file in private cha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hat\Send 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PRIVATECHAT_11</text:p>
          </table:table-cell>
          <table:table-cell table:style-name="ce25" office:value-type="string">
            <text:p>SniffTest - Send file in private cha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hat\Send 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HA_PRIVATECHAT_12</text:p>
          </table:table-cell>
          <table:table-cell office:value-type="string">
            <text:p>SniffTest - Export private chat hist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hat\Export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PRIVATECHAT_12</text:p>
          </table:table-cell>
          <table:table-cell office:value-type="string">
            <text:p>SniffTest - Export private chat hist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hat\Export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PRIVATECHAT_12</text:p>
          </table:table-cell>
          <table:table-cell office:value-type="string">
            <text:p>SniffTest - Export private chat hist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hat\Export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RIVATECHAT_14</text:p>
          </table:table-cell>
          <table:table-cell table:style-name="ce25" office:value-type="string">
            <text:p>SniffTest - Show sent messages in period of tim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hat\Message in perio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PRIVATECHAT_14</text:p>
          </table:table-cell>
          <table:table-cell table:style-name="ce25" office:value-type="string">
            <text:p>SniffTest - Show sent messages in period of tim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hat\Message in perio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PRIVATECHAT_14</text:p>
          </table:table-cell>
          <table:table-cell table:style-name="ce25" office:value-type="string">
            <text:p>SniffTest - Show sent messages in period of ti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hat\Message in perio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HA_PUBLICCHAT _05</text:p>
          </table:table-cell>
          <table:table-cell office:value-type="string">
            <text:p>SniffTest - Leav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hat\Leave a roo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PUBLICCHAT _05</text:p>
          </table:table-cell>
          <table:table-cell office:value-type="string">
            <text:p>SniffTest - Lea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hat\Leave a roo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PUBLICCHAT _05</text:p>
          </table:table-cell>
          <table:table-cell office:value-type="string">
            <text:p>SniffTest - Lea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hat\Leave a roo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UBLICCHAT_04</text:p>
          </table:table-cell>
          <table:table-cell table:style-name="ce25" office:value-type="string">
            <text:p>SniffTest - Send message in chat room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hat\Send mess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PUBLICCHAT_04</text:p>
          </table:table-cell>
          <table:table-cell table:style-name="ce25" office:value-type="string">
            <text:p>SniffTest - Send message in chat roo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hat\Send mess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PUBLICCHAT_04</text:p>
          </table:table-cell>
          <table:table-cell table:style-name="ce25" office:value-type="string">
            <text:p>SniffTest - Send message in chat roo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hat\Send mess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HA_PUBLICCHAT_06</text:p>
          </table:table-cell>
          <table:table-cell office:value-type="string">
            <text:p>SniffTest - Join roo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hat\Join a roo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PUBLICCHAT_06</text:p>
          </table:table-cell>
          <table:table-cell office:value-type="string">
            <text:p>SniffTest - Join roo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hat\Join a roo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PUBLICCHAT_06</text:p>
          </table:table-cell>
          <table:table-cell office:value-type="string">
            <text:p>SniffTest - Join roo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hat\Join a roo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ADDBOOK_01</text:p>
          </table:table-cell>
          <table:table-cell table:style-name="ce25" office:value-type="string">
            <text:p>SniffTest - Manage Address book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ontact\Manage Address boo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ON_ADDBOOK_01</text:p>
          </table:table-cell>
          <table:table-cell table:style-name="ce25" office:value-type="string">
            <text:p>SniffTest - Manage Address boo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ontact\Manage Address boo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ON_ADDBOOK_01</text:p>
          </table:table-cell>
          <table:table-cell table:style-name="ce25" office:value-type="string">
            <text:p>SniffTest - Manage Address boo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ontact\Manage Address boo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ON_ADDBOOK_02</text:p>
          </table:table-cell>
          <table:table-cell office:value-type="string">
            <text:p>SniffTest - Share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ontact\Shar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ON_ADDBOOK_02</text:p>
          </table:table-cell>
          <table:table-cell office:value-type="string">
            <text:p>SniffTest - Share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ontact\Shar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ON_ADDBOOK_02</text:p>
          </table:table-cell>
          <table:table-cell office:value-type="string">
            <text:p>SniffTest - Share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ontact\Shar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ADDBOOK_10</text:p>
          </table:table-cell>
          <table:table-cell table:style-name="ce25" office:value-type="string">
            <text:p>SniffTest - Import Address book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ontact\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ON_ADDBOOK_10</text:p>
          </table:table-cell>
          <table:table-cell table:style-name="ce25" office:value-type="string">
            <text:p>SniffTest - Import Address boo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ontact\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ON_ADDBOOK_10</text:p>
          </table:table-cell>
          <table:table-cell table:style-name="ce25" office:value-type="string">
            <text:p>SniffTest - Import Address boo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ontact\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ON_ADDBOOK_11</text:p>
          </table:table-cell>
          <table:table-cell office:value-type="string">
            <text:p>SniffTest - Export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ontact\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ON_ADDBOOK_11</text:p>
          </table:table-cell>
          <table:table-cell office:value-type="string">
            <text:p>SniffTest - Export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ontact\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ON_ADDBOOK_11</text:p>
          </table:table-cell>
          <table:table-cell office:value-type="string">
            <text:p>SniffTest - Export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ontact\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CONTACT_03</text:p>
          </table:table-cell>
          <table:table-cell table:style-name="ce25" office:value-type="string">
            <text:p>SniffTest - Manage Contact(Add/Edit/Delete/Mov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ontact\Manage Contac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ON_CONTACT_03</text:p>
          </table:table-cell>
          <table:table-cell table:style-name="ce25" office:value-type="string">
            <text:p>SniffTest - Manage Contact(Add/Edit/Delete/Mov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ontact\Manage Contac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ON_CONTACT_03</text:p>
          </table:table-cell>
          <table:table-cell table:style-name="ce25" office:value-type="string">
            <text:p>SniffTest - Manage Contact(Add/Edit/Delete/Mov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ontact\Manage Contac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ON_CONTACT_05</text:p>
          </table:table-cell>
          <table:table-cell office:value-type="string">
            <text:p>SniffTest - Copy/Paste a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ontact\Copy and 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ON_CONTACT_05</text:p>
          </table:table-cell>
          <table:table-cell office:value-type="string">
            <text:p>SniffTest - Copy/Paste a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ontact\Copy and 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ON_CONTACT_05</text:p>
          </table:table-cell>
          <table:table-cell office:value-type="string">
            <text:p>SniffTest - Copy/Paste a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ontact\Copy and 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CONTACT_06</text:p>
          </table:table-cell>
          <table:table-cell table:style-name="ce25" office:value-type="string">
            <text:p>SniffTest - Share contac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ontact\Share Contac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ON_CONTACT_06</text:p>
          </table:table-cell>
          <table:table-cell table:style-name="ce25" office:value-type="string">
            <text:p>SniffTest - Share contac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ontact\Share Contac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ON_CONTACT_06</text:p>
          </table:table-cell>
          <table:table-cell table:style-name="ce25" office:value-type="string">
            <text:p>SniffTest - Share contac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ontact\Share Contac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ON_CONTACT_09</text:p>
          </table:table-cell>
          <table:table-cell office:value-type="string">
            <text:p>SniffTest - Send Email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ontact\Send mai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ON_CONTACT_09</text:p>
          </table:table-cell>
          <table:table-cell office:value-type="string">
            <text:p>SniffTest - Send Email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ontact\Send mai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ON_CONTACT_09</text:p>
          </table:table-cell>
          <table:table-cell office:value-type="string">
            <text:p>SniffTest - Send Email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ontact\Send mai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LAYOUT_07</text:p>
          </table:table-cell>
          <table:table-cell table:style-name="ce25" office:value-type="string">
            <text:p>SniffTest - Switch views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ontact\Switch view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ON_LAYOUT_07</text:p>
          </table:table-cell>
          <table:table-cell table:style-name="ce25" office:value-type="string">
            <text:p>SniffTest - Switch views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ontact\Switch view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ON_LAYOUT_07</text:p>
          </table:table-cell>
          <table:table-cell table:style-name="ce25" office:value-type="string">
            <text:p>SniffTest - Switch views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ontact\Switch view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ON_SEARCH_12</text:p>
          </table:table-cell>
          <table:table-cell office:value-type="string">
            <text:p>SniffTest - Quick search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ontact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ON_SEARCH_12</text:p>
          </table:table-cell>
          <table:table-cell office:value-type="string">
            <text:p>SniffTest - Quick search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ontact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ON_SEARCH_12</text:p>
          </table:table-cell>
          <table:table-cell office:value-type="string">
            <text:p>SniffTest - Quick search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ontact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SEARCH_13</text:p>
          </table:table-cell>
          <table:table-cell table:style-name="ce25" office:value-type="string">
            <text:p>SniffTest - Advanced search(simple cas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ontact\Advanced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ON_SEARCH_13</text:p>
          </table:table-cell>
          <table:table-cell table:style-name="ce25" office:value-type="string">
            <text:p>SniffTest - Advanced search(simple cas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ontact\Advanced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ON_SEARCH_13</text:p>
          </table:table-cell>
          <table:table-cell table:style-name="ce25" office:value-type="string">
            <text:p>SniffTest - Advanced search(simple cas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Contact\Advanced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ON_TAG_08</text:p>
          </table:table-cell>
          <table:table-cell office:value-type="string">
            <text:p>SniffTest - Tag on specific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ontact\Tag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ON_TAG_08</text:p>
          </table:table-cell>
          <table:table-cell office:value-type="string">
            <text:p>SniffTest - Tag on specific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ontact\Tag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ON_TAG_08</text:p>
          </table:table-cell>
          <table:table-cell office:value-type="string">
            <text:p>SniffTest - Tag on specific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Contact\Tag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ACC_01</text:p>
          </table:table-cell>
          <table:table-cell table:style-name="ce25" office:value-type="string">
            <text:p>SniffTest - Manage Mail Account(Add/Edit/Delete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Mail\Manage Accou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ACC_01</text:p>
          </table:table-cell>
          <table:table-cell table:style-name="ce25" office:value-type="string">
            <text:p>SniffTest - Manage Mail Account(Add/Edit/Delete)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Mail\Manage Accou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ACC_01</text:p>
          </table:table-cell>
          <table:table-cell table:style-name="ce25" office:value-type="string">
            <text:p>SniffTest - Manage Mail Account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Mail\Manage Accou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MA_ACC_19</text:p>
          </table:table-cell>
          <table:table-cell office:value-type="string">
            <text:p>SniffTest - Delegate an email accou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Mail\Deleg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ACC_19</text:p>
          </table:table-cell>
          <table:table-cell office:value-type="string">
            <text:p>SniffTest - Delegate an email accoun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Mail\Deleg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ACC_19</text:p>
          </table:table-cell>
          <table:table-cell office:value-type="string">
            <text:p>SniffTest - Delegate an email accou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Mail\Deleg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ADDBOOK_18</text:p>
          </table:table-cell>
          <table:table-cell table:style-name="ce25" office:value-type="string">
            <text:p>SniffTest - Manage Contact in Mai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Mail\Manage contact in Mai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ADDBOOK_18</text:p>
          </table:table-cell>
          <table:table-cell table:style-name="ce25" office:value-type="string">
            <text:p>SniffTest - Manage Contact in Mai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Mail\Manage contact in Mai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ADDBOOK_18</text:p>
          </table:table-cell>
          <table:table-cell table:style-name="ce25" office:value-type="string">
            <text:p>SniffTest - Manage Contact in M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Mail\Manage contact in Mai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MA_EVENT_17</text:p>
          </table:table-cell>
          <table:table-cell office:value-type="string">
            <text:p>SniffTest - Add event in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Mail\Add event in Mai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EVENT_17</text:p>
          </table:table-cell>
          <table:table-cell office:value-type="string">
            <text:p>SniffTest - Add event in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Mail\Add event in Mai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EVENT_17</text:p>
          </table:table-cell>
          <table:table-cell office:value-type="string">
            <text:p>SniffTest - Add event in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Mail\Add event in Mai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FILTER_13</text:p>
          </table:table-cell>
          <table:table-cell table:style-name="ce25" office:value-type="string">
            <text:p>SniffTest - Filter message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Mail\Filter mess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FILTER_13</text:p>
          </table:table-cell>
          <table:table-cell table:style-name="ce25" office:value-type="string">
            <text:p>SniffTest - Filter message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Mail\Filter mess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FILTER_13</text:p>
          </table:table-cell>
          <table:table-cell table:style-name="ce25" office:value-type="string">
            <text:p>SniffTest - Filter messag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Mail\Filter mess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MA_FILTER_14</text:p>
          </table:table-cell>
          <table:table-cell office:value-type="string">
            <text:p>SniffTest - Mange Filters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Mail\Manage filt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FILTER_14</text:p>
          </table:table-cell>
          <table:table-cell office:value-type="string">
            <text:p>SniffTest - Mange Filters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Mail\Manage filt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FILTER_14</text:p>
          </table:table-cell>
          <table:table-cell office:value-type="string">
            <text:p>SniffTest - Mange Filters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Mail\Manage filt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FOLDER_10</text:p>
          </table:table-cell>
          <table:table-cell table:style-name="ce25" office:value-type="string">
            <text:p>SniffTest - Manage a folder(Add/Edit/Delet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Mail\Manage Fol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FOLDER_10</text:p>
          </table:table-cell>
          <table:table-cell table:style-name="ce25" office:value-type="string">
            <text:p>SniffTest - Manage a folder(Add/Edit/Delet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Mail\Manage Fol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FOLDER_10</text:p>
          </table:table-cell>
          <table:table-cell table:style-name="ce25" office:value-type="string">
            <text:p>SniffTest - Manage a folder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Mail\Manage Fol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MA_MAIL_02</text:p>
          </table:table-cell>
          <table:table-cell office:value-type="string">
            <text:p>SniffTest - Check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Mail\Check Mai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MAIL_02</text:p>
          </table:table-cell>
          <table:table-cell office:value-type="string">
            <text:p>SniffTest - Check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Mail\Check Mai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MAIL_02</text:p>
          </table:table-cell>
          <table:table-cell office:value-type="string">
            <text:p>SniffTest - Check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Mail\Check Mai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MAIL_03</text:p>
          </table:table-cell>
          <table:table-cell table:style-name="ce25" office:value-type="string">
            <text:p>SniffTest - Compose mai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Mail\Compos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MAIL_03</text:p>
          </table:table-cell>
          <table:table-cell table:style-name="ce25" office:value-type="string">
            <text:p>SniffTest - Compose mai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Mail\Compos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MAIL_03</text:p>
          </table:table-cell>
          <table:table-cell table:style-name="ce25" office:value-type="string">
            <text:p>SniffTest - Compose m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Mail\Compos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MA_MAIL_04</text:p>
          </table:table-cell>
          <table:table-cell office:value-type="string">
            <text:p>SniffTest - Draft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Mail\Draf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MAIL_04</text:p>
          </table:table-cell>
          <table:table-cell office:value-type="string">
            <text:p>SniffTest - Draft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Mail\Draf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MAIL_04</text:p>
          </table:table-cell>
          <table:table-cell office:value-type="string">
            <text:p>SniffTest - Draft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Mail\Draf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MAIL_05</text:p>
          </table:table-cell>
          <table:table-cell table:style-name="ce25" office:value-type="string">
            <text:p>SniffTest - Repl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Mail\Re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MAIL_05</text:p>
          </table:table-cell>
          <table:table-cell table:style-name="ce25" office:value-type="string">
            <text:p>SniffTest - Repl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Mail\Re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MAIL_05</text:p>
          </table:table-cell>
          <table:table-cell table:style-name="ce25" office:value-type="string">
            <text:p>SniffTest - Repl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Mail\Re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MA_MAIL_06</text:p>
          </table:table-cell>
          <table:table-cell office:value-type="string">
            <text:p>SniffTest - Forwa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Mail\Forwar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MAIL_06</text:p>
          </table:table-cell>
          <table:table-cell office:value-type="string">
            <text:p>SniffTest - Forw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Mail\Forwar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MAIL_06</text:p>
          </table:table-cell>
          <table:table-cell office:value-type="string">
            <text:p>SniffTest - Forw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Mail\Forwar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MAIL_08</text:p>
          </table:table-cell>
          <table:table-cell table:style-name="ce25" office:value-type="string">
            <text:p>SniffTest - Drag-drop mai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Mail\Drag and 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MAIL_08</text:p>
          </table:table-cell>
          <table:table-cell table:style-name="ce25" office:value-type="string">
            <text:p>SniffTest - Drag-drop mai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Mail\Drag and 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MAIL_08</text:p>
          </table:table-cell>
          <table:table-cell table:style-name="ce25" office:value-type="string">
            <text:p>SniffTest - Drag-drop m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Mail\Drag and 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MA_SEARCH_15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Mail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SEARCH_15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Mail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SEARCH_15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Mail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SEARCH_16</text:p>
          </table:table-cell>
          <table:table-cell table:style-name="ce25" office:value-type="string">
            <text:p>SniffTest - Advanced search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Mail\Advance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SEARCH_16</text:p>
          </table:table-cell>
          <table:table-cell table:style-name="ce25" office:value-type="string">
            <text:p>SniffTest - Advanced search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Mail\Advance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SEARCH_16</text:p>
          </table:table-cell>
          <table:table-cell table:style-name="ce25" office:value-type="string">
            <text:p>SniffTest - Advanced search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CS\Mail\Advance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MA_TAG_11</text:p>
          </table:table-cell>
          <table:table-cell office:value-type="string">
            <text:p>SniffTest - Manage a tag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Mail\Manage Ta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TAG_11</text:p>
          </table:table-cell>
          <table:table-cell office:value-type="string">
            <text:p>SniffTest - Manage a tag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Mail\Manage Ta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TAG_11</text:p>
          </table:table-cell>
          <table:table-cell office:value-type="string">
            <text:p>SniffTest - Manage a tag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2"/>
          <table:table-cell office:value-type="string">
            <text:p>x</text:p>
          </table:table-cell>
          <table:table-cell office:value-type="string">
            <text:p>CS\Mail\Manage Ta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1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ction\Copy_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CT_01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ction\Copy_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CT_01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ction\Copy_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ction\Cut_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ction\Cut_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ction\Cut_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3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ction\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CT_03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ction\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CT_03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ction\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ction\Renam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ction\Renam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ction\Renam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5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ction\Symlin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CT_05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ction\Symlin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CT_05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ction\Symlin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ction\WebDAV\Cre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ction\WebDAV\Cre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ction\WebDAV\Cre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7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ction\WebDAV\Ac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CT_07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ction\WebDAV\Ac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CT_07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ction\WebDAV\Ac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ction\Drag_Dro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ction\Drag_Dro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ction\Drag_Dro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1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in\Pub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I_01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in\Pub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I_01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in\Pub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dmin\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dmin\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dmin\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3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in\Rel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I_03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in\Rel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I_03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in\Rel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dmin\Node_Propert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dmin\Node_Propert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dmin\Node_Propert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5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in\Export_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I_05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in\Export_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I_05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in\Export_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DM\Folksonom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DM\Folksonom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DM\Folksonom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2</text:p>
          </table:table-cell>
          <table:table-cell table:style-name="ce25" office:value-type="string">
            <text:p>SniffTest - Setting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\Taxonom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M_02</text:p>
          </table:table-cell>
          <table:table-cell table:style-name="ce25" office:value-type="string">
            <text:p>SniffTest - Sett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\Taxonom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M_02</text:p>
          </table:table-cell>
          <table:table-cell table:style-name="ce25" office:value-type="string">
            <text:p>SniffTest - Sett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\Taxonom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DM\Templ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DM\Templ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DM\Templ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4</text:p>
          </table:table-cell>
          <table:table-cell table:style-name="ce25" office:value-type="string">
            <text:p>SniffTest - Clipboar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\Metadata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M_04</text:p>
          </table:table-cell>
          <table:table-cell table:style-name="ce25" office:value-type="string">
            <text:p>SniffTest - Clipboa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\Metadata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M_04</text:p>
          </table:table-cell>
          <table:table-cell table:style-name="ce25" office:value-type="string">
            <text:p>SniffTest - Clipboard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\Metadata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DM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DM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DM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6</text:p>
          </table:table-cell>
          <table:table-cell table:style-name="ce25" office:value-type="string">
            <text:p>SniffTest - Manage Taxonom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\Dri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M_06</text:p>
          </table:table-cell>
          <table:table-cell table:style-name="ce25" office:value-type="string">
            <text:p>SniffTest - Manage Taxonom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\Dri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M_06</text:p>
          </table:table-cell>
          <table:table-cell table:style-name="ce25" office:value-type="string">
            <text:p>SniffTest - Manage Taxonom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\Dri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DM\Namespa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DM\Namespa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DM\Namespa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8</text:p>
          </table:table-cell>
          <table:table-cell table:style-name="ce25" office:value-type="string">
            <text:p>SniffTest - Manage Metadata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\Node_Typ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M_08</text:p>
          </table:table-cell>
          <table:table-cell table:style-name="ce25" office:value-type="string">
            <text:p>SniffTest - Manage Metadata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\Node_Typ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M_08</text:p>
          </table:table-cell>
          <table:table-cell table:style-name="ce25" office:value-type="string">
            <text:p>SniffTest - Manage Metadata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\Node_Typ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DM\Que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DM\Que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DM\Que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10</text:p>
          </table:table-cell>
          <table:table-cell table:style-name="ce25" office:value-type="string">
            <text:p>SniffTest - Manage Driv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\Scrip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M_10</text:p>
          </table:table-cell>
          <table:table-cell table:style-name="ce25" office:value-type="string">
            <text:p>SniffTest - Manage Driv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\Scrip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M_10</text:p>
          </table:table-cell>
          <table:table-cell table:style-name="ce25" office:value-type="string">
            <text:p>SniffTest - Manage Driv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\Scrip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DM\Ac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DM\Ac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ADM\Ac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12</text:p>
          </table:table-cell>
          <table:table-cell table:style-name="ce25" office:value-type="string">
            <text:p>SniffTest - Manage Node Typ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\Lock_Un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M_12</text:p>
          </table:table-cell>
          <table:table-cell table:style-name="ce25" office:value-type="string">
            <text:p>SniffTest - Manage Node Typ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\Lock_Un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M_12</text:p>
          </table:table-cell>
          <table:table-cell table:style-name="ce25" office:value-type="string">
            <text:p>SniffTest - Manage Node Typ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ADM\Lock_Un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Create\Folder\Content_Fold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Create\Folder\Content_Fold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Create\Folder\Content_Fold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LB_01</text:p>
          </table:table-cell>
          <table:table-cell table:style-name="ce25" office:value-type="string">
            <text:p>SniffTest - View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Clipboa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CLB_01</text:p>
          </table:table-cell>
          <table:table-cell table:style-name="ce25" office:value-type="string">
            <text:p>SniffTest - Vie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Clipboa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CLB_01</text:p>
          </table:table-cell>
          <table:table-cell table:style-name="ce25" office:value-type="string">
            <text:p>SniffTest -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Clipboa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Collaboration\Tag\Priv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Collaboration\Tag\Priv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Collaboration\Tag\Priv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OL_02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Collaboration\Tag\Public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COL_02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Collaboration\Tag\Public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COL_02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Collaboration\Tag\Public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Collaboration\Langu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Collaboration\Langu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Collaboration\Langu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OL_04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Collaboration\Vo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COL_04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Collaboration\Vo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COL_04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Collaboration\Vo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Collabora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Collabora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Collabora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DOC_01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Create\Document\Artic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DOC_01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Create\Document\Artic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DOC_01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Create\Document\Artic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Create\Document\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Create\Document\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Create\Document\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DOC_03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Create\Document\Free_Layou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DOC_03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Create\Document\Free_Layou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DOC_03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Create\Document\Free_Layou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Info\Permiss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Info\Permiss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Info\Permiss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INF_02</text:p>
          </table:table-cell>
          <table:table-cell table:style-name="ce25" office:value-type="string">
            <text:p>SniffTest - Info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Info\Metadata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INF_02</text:p>
          </table:table-cell>
          <table:table-cell table:style-name="ce25" office:value-type="string">
            <text:p>SniffTest - Info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Info\Metadata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INF_02</text:p>
          </table:table-cell>
          <table:table-cell table:style-name="ce25" office:value-type="string">
            <text:p>SniffTest - Infor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Info\Metadata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Search\Simp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Search\Simp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Search\Simp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SER_02</text:p>
          </table:table-cell>
          <table:table-cell table:style-name="ce25" office:value-type="string">
            <text:p>SniffTest - Info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Search\Advance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SER_02</text:p>
          </table:table-cell>
          <table:table-cell table:style-name="ce25" office:value-type="string">
            <text:p>SniffTest - Info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Search\Advance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SER_02</text:p>
          </table:table-cell>
          <table:table-cell table:style-name="ce25" office:value-type="string">
            <text:p>SniffTest - Info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Search\Advance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Search\Que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Search\Que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Search\Que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SET_01</text:p>
          </table:table-cell>
          <table:table-cell table:style-name="ce25" office:value-type="string">
            <text:p>SniffTest -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Setting\Browsing_Preferenc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SET_01</text:p>
          </table:table-cell>
          <table:table-cell table:style-name="ce25" office:value-type="string">
            <text:p>SniffTest - Search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Setting\Browsing_Preferenc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SET_01</text:p>
          </table:table-cell>
          <table:table-cell table:style-name="ce25" office:value-type="string">
            <text:p>SniffTest -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DMS\Setting\Browsing_Preferenc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Upload_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Upload_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DMS\Upload_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CLV_01</text:p>
          </table:table-cell>
          <table:table-cell table:style-name="ce25" office:value-type="string">
            <text:p>SniffTest - Ad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WCM\Content_List_Viewer\Create_By_Fol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CLV_01</text:p>
          </table:table-cell>
          <table:table-cell table:style-name="ce25" office:value-type="string">
            <text:p>SniffTest - 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WCM\Content_List_Viewer\Create_By_Fol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CLV_01</text:p>
          </table:table-cell>
          <table:table-cell table:style-name="ce25" office:value-type="string">
            <text:p>SniffTest - Ad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WCM\Content_List_Viewer\Create_By_Fol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WCM\Content_List_Viewer\Create_By_Content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WCM\Content_List_Viewer\Create_By_Content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WCM\Content_List_Viewer\Create_By_Content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DPC_01</text:p>
          </table:table-cell>
          <table:table-cell table:style-name="ce25" office:value-type="string">
            <text:p>SniffTest - Un_public cont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WCM\UnPub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DPC_01</text:p>
          </table:table-cell>
          <table:table-cell table:style-name="ce25" office:value-type="string">
            <text:p>SniffTest - Un_public cont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WCM\UnPub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DPC_01</text:p>
          </table:table-cell>
          <table:table-cell table:style-name="ce25" office:value-type="string">
            <text:p>SniffTest - Un_public cont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WCM\UnPub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WCM\Edit_CLV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WCM\Edit_CLV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WCM\Edit_CLV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FCK_01</text:p>
          </table:table-cell>
          <table:table-cell table:style-name="ce25" office:value-type="string">
            <text:p>SniffTest - Category of events pag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WCM\FCK_Edito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FCK_01</text:p>
          </table:table-cell>
          <table:table-cell table:style-name="ce25" office:value-type="string">
            <text:p>SniffTest - Category of events pag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WCM\FCK_Edito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FCK_01</text:p>
          </table:table-cell>
          <table:table-cell table:style-name="ce25" office:value-type="string">
            <text:p>SniffTest - Category of event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WCM\FCK_Edito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WCM\Form_Generato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WCM\Form_Generato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WCM\Form_Generato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L_01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WCM\Newsletter_Manager\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NEL_01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WCM\Newsletter_Manager\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NEL_01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WCM\Newsletter_Manager\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WCM\Newsletter_Manager\Subscrip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WCM\Newsletter_Manager\Subscrip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WCM\Newsletter_Manager\Subscrip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L_03</text:p>
          </table:table-cell>
          <table:table-cell table:style-name="ce25" office:value-type="string">
            <text:p>SniffTest - Manage lett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WCM\Newsletter_Manager\Lett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NEL_03</text:p>
          </table:table-cell>
          <table:table-cell table:style-name="ce25" office:value-type="string">
            <text:p>SniffTest - Manage lett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WCM\Newsletter_Manager\Lett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NEL_03</text:p>
          </table:table-cell>
          <table:table-cell table:style-name="ce25" office:value-type="string">
            <text:p>SniffTest - Manage lett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WCM\Newsletter_Manager\Lett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WCM\Newsletter_Manager\Subscribe_Lett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WCM\Newsletter_Manager\Subscribe_Lett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WCM\Newsletter_Manager\Subscribe_Lett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W_01</text:p>
          </table:table-cell>
          <table:table-cell table:style-name="ce25" office:value-type="string">
            <text:p>SniffTest - Category of new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WCM\News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NEW_01</text:p>
          </table:table-cell>
          <table:table-cell table:style-name="ce25" office:value-type="string">
            <text:p>SniffTest - Category of new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WCM\News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NEW_01</text:p>
          </table:table-cell>
          <table:table-cell table:style-name="ce25" office:value-type="string">
            <text:p>SniffTest - Category of new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WCM\News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WCM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WCM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ECMS\WCM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SCV_01</text:p>
          </table:table-cell>
          <table:table-cell table:style-name="ce25" office:value-type="string">
            <text:p>SniffTest - Ad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WCM\Single_Content_View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SCV_01</text:p>
          </table:table-cell>
          <table:table-cell table:style-name="ce25" office:value-type="string">
            <text:p>SniffTest - 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WCM\Single_Content_View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SCV_01</text:p>
          </table:table-cell>
          <table:table-cell table:style-name="ce25" office:value-type="string">
            <text:p>SniffTest - Ad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ECMS\WCM\Single_Content_View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WF\Admin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WF\Admin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WF\Admin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F_ADM_02</text:p>
          </table:table-cell>
          <table:table-cell table:style-name="ce25" office:value-type="string">
            <text:p>SniffTest - Holiday proces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WF\Admin\Uploa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F_ADM_02</text:p>
          </table:table-cell>
          <table:table-cell table:style-name="ce25" office:value-type="string">
            <text:p>SniffTest - Holiday process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WF\Admin\Uploa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F_ADM_02</text:p>
          </table:table-cell>
          <table:table-cell table:style-name="ce25" office:value-type="string">
            <text:p>SniffTest - Holiday proces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WF\Admin\Uploa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WF\Content_Publishing\Appr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WF\Content_Publishing\Appr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WF\Content_Publishing\Appr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F_HLD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WF\Holiday\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F_HLD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WF\Holiday\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F_HLD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 table:number-columns-repeated="3"/>
          <table:table-cell table:style-name="ce25" office:value-type="string">
            <text:p>WF\Holiday\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WF\Pay_Raise\WF\Gran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WF\Pay_Raise\WF\Gran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3"/>
          <table:table-cell office:value-type="string">
            <text:p>WF\Pay_Raise\WF\Gran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01</text:p>
          </table:table-cell>
          <table:table-cell table:style-name="ce25" office:value-type="string">
            <text:p>SniffTest - Sign In /Sign Ou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Login_out\Sign I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01</text:p>
          </table:table-cell>
          <table:table-cell table:style-name="ce25" office:value-type="string">
            <text:p>SniffTest - Sign In /Sign Ou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Login_out\Sign I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01</text:p>
          </table:table-cell>
          <table:table-cell table:style-name="ce25" office:value-type="string">
            <text:p>SniffTest - Sign In /Sign Ou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Login_out\Sign I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02</text:p>
          </table:table-cell>
          <table:table-cell office:value-type="string">
            <text:p>SniffTest - Register new accou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ublic mode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02</text:p>
          </table:table-cell>
          <table:table-cell office:value-type="string">
            <text:p>SniffTest - Register new accou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ublic mode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02</text:p>
          </table:table-cell>
          <table:table-cell office:value-type="string">
            <text:p>SniffTest - Register new accou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ublic mode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03</text:p>
          </table:table-cell>
          <table:table-cell table:style-name="ce25" office:value-type="string">
            <text:p>SniffTest - Change displaying language in public mod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ublic mode\Language Setting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03</text:p>
          </table:table-cell>
          <table:table-cell table:style-name="ce25" office:value-type="string">
            <text:p>SniffTest - Change displaying language in public mod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ublic mode\Language Setting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03</text:p>
          </table:table-cell>
          <table:table-cell table:style-name="ce25" office:value-type="string">
            <text:p>SniffTest - Change displaying language in public m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ublic mode\Language Setting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ublic mode\Remember my logi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ublic mode\Remember my logi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ublic mode\Remember my logi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05</text:p>
          </table:table-cell>
          <table:table-cell table:style-name="ce25" office:value-type="string">
            <text:p>SniffTest - Forgot user name/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ublic mode\Forgot user name/passwo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05</text:p>
          </table:table-cell>
          <table:table-cell table:style-name="ce25" office:value-type="string">
            <text:p>SniffTest - Forgot user name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ublic mode\Forgot user name/passwo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05</text:p>
          </table:table-cell>
          <table:table-cell table:style-name="ce25" office:value-type="string">
            <text:p>SniffTest - Forgot user name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ublic mode\Forgot user name/passwo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Group\Organization\New Staff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Group\Organization\New Staff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Group\Organization\New Staff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07</text:p>
          </table:table-cell>
          <table:table-cell table:style-name="ce25" office:value-type="string">
            <text:p>SniffTest - Users Manage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Organization\User and group management\User Management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07</text:p>
          </table:table-cell>
          <table:table-cell table:style-name="ce25" office:value-type="string">
            <text:p>SniffTest - Users Manage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Organization\User and group management\User Management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07</text:p>
          </table:table-cell>
          <table:table-cell table:style-name="ce25" office:value-type="string">
            <text:p>SniffTest - Users Manage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Organization\User and group management\User Management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08</text:p>
          </table:table-cell>
          <table:table-cell office:value-type="string">
            <text:p>SniffTest - Search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User Management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08</text:p>
          </table:table-cell>
          <table:table-cell office:value-type="string">
            <text:p>SniffTest - Search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User Management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08</text:p>
          </table:table-cell>
          <table:table-cell office:value-type="string">
            <text:p>SniffTest - Search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User Management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09</text:p>
          </table:table-cell>
          <table:table-cell table:style-name="ce25" office:value-type="string">
            <text:p>SniffTest - Groups Manage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Organization\User and Group management\Group Management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09</text:p>
          </table:table-cell>
          <table:table-cell table:style-name="ce25" office:value-type="string">
            <text:p>SniffTest - Groups Manage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Organization\User and Group management\Group Management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09</text:p>
          </table:table-cell>
          <table:table-cell table:style-name="ce25" office:value-type="string">
            <text:p>SniffTest - Groups Manage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Organization\User and Group management\Group Management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10</text:p>
          </table:table-cell>
          <table:table-cell office:value-type="string">
            <text:p>SniffTest - Add user into group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Group Management\Add us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10</text:p>
          </table:table-cell>
          <table:table-cell office:value-type="string">
            <text:p>SniffTest - Add user into group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Group Management\Add us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10</text:p>
          </table:table-cell>
          <table:table-cell office:value-type="string">
            <text:p>SniffTest - Add user into grou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Group Management\Add us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11</text:p>
          </table:table-cell>
          <table:table-cell table:style-name="ce25" office:value-type="string">
            <text:p>SniffTest - Memberships Manage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Organization\User and Group management\Membership Management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11</text:p>
          </table:table-cell>
          <table:table-cell table:style-name="ce25" office:value-type="string">
            <text:p>SniffTest - Memberships Manage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Organization\User and Group management\Membership Management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11</text:p>
          </table:table-cell>
          <table:table-cell table:style-name="ce25" office:value-type="string">
            <text:p>SniffTest - Memberships Manage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Organization\User and Group management\Membership Management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12</text:p>
          </table:table-cell>
          <table:table-cell office:value-type="string">
            <text:p>SniffTest - Import applic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Import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12</text:p>
          </table:table-cell>
          <table:table-cell office:value-type="string">
            <text:p>SniffTest - Import applic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Import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12</text:p>
          </table:table-cell>
          <table:table-cell office:value-type="string">
            <text:p>SniffTest - Import applic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Import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13</text:p>
          </table:table-cell>
          <table:table-cell table:style-name="ce25" office:value-type="string">
            <text:p>SniffTest - Show or hide Import Application ic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Administration\Application Registry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13</text:p>
          </table:table-cell>
          <table:table-cell table:style-name="ce25" office:value-type="string">
            <text:p>SniffTest - Show or hide Import Application ic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Administration\Application Registry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13</text:p>
          </table:table-cell>
          <table:table-cell table:style-name="ce25" office:value-type="string">
            <text:p>SniffTest - Show or hide Import Application ic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Administration\Application Registry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14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Manage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14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Manage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14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Manage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15</text:p>
          </table:table-cell>
          <table:table-cell table:style-name="ce25" office:value-type="string">
            <text:p>SniffTest - Add application into categor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Administration\Application Registry\Add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15</text:p>
          </table:table-cell>
          <table:table-cell table:style-name="ce25" office:value-type="string">
            <text:p>SniffTest - Add application into categor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Administration\Application Registry\Add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15</text:p>
          </table:table-cell>
          <table:table-cell table:style-name="ce25" office:value-type="string">
            <text:p>SniffTest - Add application into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Administration\Application Registry\Add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16</text:p>
          </table:table-cell>
          <table:table-cell office:value-type="string">
            <text:p>SniffTest - View Portlet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16</text:p>
          </table:table-cell>
          <table:table-cell office:value-type="string">
            <text:p>SniffTest - View Portlet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16</text:p>
          </table:table-cell>
          <table:table-cell office:value-type="string">
            <text:p>SniffTest - View Portlet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17</text:p>
          </table:table-cell>
          <table:table-cell table:style-name="ce25" office:value-type="string">
            <text:p>SniffTest - Manage remote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Administration\Application Registry\Gadget\Remote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17</text:p>
          </table:table-cell>
          <table:table-cell table:style-name="ce25" office:value-type="string">
            <text:p>SniffTest - Manage remote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Administration\Application Registry\Gadget\Remote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17</text:p>
          </table:table-cell>
          <table:table-cell table:style-name="ce25" office:value-type="string">
            <text:p>SniffTest - Manage remote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\Administration\Application Registry\Gadget\Remote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18</text:p>
          </table:table-cell>
          <table:table-cell office:value-type="string">
            <text:p>SniffTest - Manage manual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Gadget\Manua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18</text:p>
          </table:table-cell>
          <table:table-cell office:value-type="string">
            <text:p>SniffTest - Manage manual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Gadget\Manua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18</text:p>
          </table:table-cell>
          <table:table-cell office:value-type="string">
            <text:p>SniffTest - Manage manual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Gadget\Manua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19</text:p>
          </table:table-cell>
          <table:table-cell table:style-name="ce25" office:value-type="string">
            <text:p>SniffTest - Link to page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Site map\Link p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19</text:p>
          </table:table-cell>
          <table:table-cell table:style-name="ce25" office:value-type="string">
            <text:p>SniffTest - Link to pages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Site map\Link p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19</text:p>
          </table:table-cell>
          <table:table-cell table:style-name="ce25" office:value-type="string">
            <text:p>SniffTest - Link to pag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Site map\Link p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Site map\Show or hide 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Site map\Show or hide 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Site map\Show or hide 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21</text:p>
          </table:table-cell>
          <table:table-cell table:style-name="ce25" office:value-type="string">
            <text:p>SniffTest - Create new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21</text:p>
          </table:table-cell>
          <table:table-cell table:style-name="ce25" office:value-type="string">
            <text:p>SniffTest - Create new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21</text:p>
          </table:table-cell>
          <table:table-cell table:style-name="ce25" office:value-type="string">
            <text:p>SniffTest - Create new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22</text:p>
          </table:table-cell>
          <table:table-cell office:value-type="string">
            <text:p>SniffTest - Delete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22</text:p>
          </table:table-cell>
          <table:table-cell office:value-type="string">
            <text:p>SniffTest - Delete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22</text:p>
          </table:table-cell>
          <table:table-cell office:value-type="string">
            <text:p>SniffTest - Delete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23</text:p>
          </table:table-cell>
          <table:table-cell table:style-name="ce25" office:value-type="string">
            <text:p>SniffTest - Change using portal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change porta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23</text:p>
          </table:table-cell>
          <table:table-cell table:style-name="ce25" office:value-type="string">
            <text:p>SniffTest - Change using portal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change porta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23</text:p>
          </table:table-cell>
          <table:table-cell table:style-name="ce25" office:value-type="string">
            <text:p>SniffTest - Change using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change porta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25</text:p>
          </table:table-cell>
          <table:table-cell table:style-name="ce25" office:value-type="string">
            <text:p>SniffTest - Change container in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Layout\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25</text:p>
          </table:table-cell>
          <table:table-cell table:style-name="ce25" office:value-type="string">
            <text:p>SniffTest - Change container in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Layout\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25</text:p>
          </table:table-cell>
          <table:table-cell table:style-name="ce25" office:value-type="string">
            <text:p>SniffTest - Change container in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Layout\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27</text:p>
          </table:table-cell>
          <table:table-cell table:style-name="ce25" office:value-type="string">
            <text:p>SniffTest - Add application into container in layout of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Layout\Add Application into 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27</text:p>
          </table:table-cell>
          <table:table-cell table:style-name="ce25" office:value-type="string">
            <text:p>SniffTest - Add application into container in layout of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Layout\Add Application into 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27</text:p>
          </table:table-cell>
          <table:table-cell table:style-name="ce25" office:value-type="string">
            <text:p>SniffTest - Add application into container in layout of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Layout\Add Application into 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Portal's confi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Portal's confi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Portal's confi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29</text:p>
          </table:table-cell>
          <table:table-cell table:style-name="ce25" office:value-type="string">
            <text:p>SniffTest - Add new page for portal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Create\Basic\page for porta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29</text:p>
          </table:table-cell>
          <table:table-cell table:style-name="ce25" office:value-type="string">
            <text:p>SniffTest - Add new page for portal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Create\Basic\page for porta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29</text:p>
          </table:table-cell>
          <table:table-cell table:style-name="ce25" office:value-type="string">
            <text:p>SniffTest - Add new page for portal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Create\Basic\page for porta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30</text:p>
          </table:table-cell>
          <table:table-cell office:value-type="string">
            <text:p>SniffTest - Edit page for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Edit\Basic\page for porta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30</text:p>
          </table:table-cell>
          <table:table-cell office:value-type="string">
            <text:p>SniffTest - Edit page for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Edit\Basic\page for porta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30</text:p>
          </table:table-cell>
          <table:table-cell office:value-type="string">
            <text:p>SniffTest - Edit page for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Edit\Basic\page for porta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31</text:p>
          </table:table-cell>
          <table:table-cell table:style-name="ce25" office:value-type="string">
            <text:p>SniffTest - Manage node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Navigation\Manage Node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31</text:p>
          </table:table-cell>
          <table:table-cell table:style-name="ce25" office:value-type="string">
            <text:p>SniffTest - Manage node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Navigation\Manage Node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31</text:p>
          </table:table-cell>
          <table:table-cell table:style-name="ce25" office:value-type="string">
            <text:p>SniffTest - Manage node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Navigation\Manage Node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33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Navigation\Edit Node's page properties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33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Navigation\Edit Node's page properties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33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Navigation\Edit Node's page properties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35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Navigation\Edit Node\ Change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35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Navigation\Edit Node\ Change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35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ortal Navigation\Edit\Edit Navigation\Edit Node\ Change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Add application into category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Add application into category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Add application into category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37</text:p>
          </table:table-cell>
          <table:table-cell table:style-name="ce25" office:value-type="string">
            <text:p>SniffTest - Manage Navigation of group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age_Nav\Navigation\Manage Navig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37</text:p>
          </table:table-cell>
          <table:table-cell table:style-name="ce25" office:value-type="string">
            <text:p>SniffTest - Manage Navigation of group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age_Nav\Navigation\Manage Navig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37</text:p>
          </table:table-cell>
          <table:table-cell table:style-name="ce25" office:value-type="string">
            <text:p>SniffTest - Manage Navigation of group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age_Nav\Navigation\Manage Navig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38</text:p>
          </table:table-cell>
          <table:table-cell office:value-type="string">
            <text:p>SniffTest - Edit priority for group naviga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age_Nav\Navigat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38</text:p>
          </table:table-cell>
          <table:table-cell office:value-type="string">
            <text:p>SniffTest - Edit priority for group navig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age_Nav\Navigat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38</text:p>
          </table:table-cell>
          <table:table-cell office:value-type="string">
            <text:p>SniffTest - Edit priority for group navig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age_Nav\Navigat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39</text:p>
          </table:table-cell>
          <table:table-cell table:style-name="ce25" office:value-type="string">
            <text:p>SniffTest - Add new page for group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Create\Basic\page for grou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39</text:p>
          </table:table-cell>
          <table:table-cell table:style-name="ce25" office:value-type="string">
            <text:p>SniffTest - Add new page for group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Create\Basic\page for grou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39</text:p>
          </table:table-cell>
          <table:table-cell table:style-name="ce25" office:value-type="string">
            <text:p>SniffTest - Add new page for group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Create\Basic\page for grou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Edit\Basic\page for grou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Edit\Basic\page for grou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Edit\Basic\page for grou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41</text:p>
          </table:table-cell>
          <table:table-cell table:style-name="ce25" office:value-type="string">
            <text:p>SniffTest - Change site's config when edit layout for group'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 Navigation\Edit\Edit Layout\Site's confi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41</text:p>
          </table:table-cell>
          <table:table-cell table:style-name="ce25" office:value-type="string">
            <text:p>SniffTest - Change site's config when edit layout for group'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 Navigation\Edit\Edit Layout\Site's confi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41</text:p>
          </table:table-cell>
          <table:table-cell table:style-name="ce25" office:value-type="string">
            <text:p>SniffTest - Change site's config when edit layout for group'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 Navigation\Edit\Edit Layout\Site's confi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42</text:p>
          </table:table-cell>
          <table:table-cell office:value-type="string">
            <text:p>SniffTest - Change container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Layout\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42</text:p>
          </table:table-cell>
          <table:table-cell office:value-type="string">
            <text:p>SniffTest - Change container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Layout\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42</text:p>
          </table:table-cell>
          <table:table-cell office:value-type="string">
            <text:p>SniffTest - Change container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Layout\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43</text:p>
          </table:table-cell>
          <table:table-cell table:style-name="ce25" office:value-type="string">
            <text:p>SniffTest - Change application when edit layout for group'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 Navigation\Edit\Edit Layout\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43</text:p>
          </table:table-cell>
          <table:table-cell table:style-name="ce25" office:value-type="string">
            <text:p>SniffTest - Change application when edit layout for group'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 Navigation\Edit\Edit Layout\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43</text:p>
          </table:table-cell>
          <table:table-cell table:style-name="ce25" office:value-type="string">
            <text:p>SniffTest - Change application when edit layout for group'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 Navigation\Edit\Edit Layout\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dd Application into 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dd Application into 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dd Application into 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45</text:p>
          </table:table-cell>
          <table:table-cell table:style-name="ce25" office:value-type="string">
            <text:p>SniffTest - Manage node for group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 Navigation\Edit\Edit Navigation\Manage Node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45</text:p>
          </table:table-cell>
          <table:table-cell table:style-name="ce25" office:value-type="string">
            <text:p>SniffTest - Manage node for group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 Navigation\Edit\Edit Navigation\Manage Node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45</text:p>
          </table:table-cell>
          <table:table-cell table:style-name="ce25" office:value-type="string">
            <text:p>SniffTest - Manage node for group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 Navigation\Edit\Edit Navigation\Manage Node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47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 Navigation\Edit\Edit Navigation\Edit Node's page properties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47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 Navigation\Edit\Edit Navigation\Edit Node's page properties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47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 Navigation\Edit\Edit Navigation\Edit Node's page properties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49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 Navigation\Edit\Edit Navigation\Edit Node\ Change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49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 Navigation\Edit\Edit Navigation\Edit Node\ Change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49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Group Navigation\Edit\Edit Navigation\Edit Node\ Change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Add application into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Add application into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Add application into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51</text:p>
          </table:table-cell>
          <table:table-cell table:style-name="ce25" office:value-type="string">
            <text:p>SniffTest - Manage gadget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Dashboard\Manage gadg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51</text:p>
          </table:table-cell>
          <table:table-cell table:style-name="ce25" office:value-type="string">
            <text:p>SniffTest - Manage gadget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Dashboard\Manage gadg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51</text:p>
          </table:table-cell>
          <table:table-cell table:style-name="ce25" office:value-type="string">
            <text:p>SniffTest - Manage gadget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Dashboard\Manage gadg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52</text:p>
          </table:table-cell>
          <table:table-cell office:value-type="string">
            <text:p>SniffTest - Manage tab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Dashboard\Manage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52</text:p>
          </table:table-cell>
          <table:table-cell office:value-type="string">
            <text:p>SniffTest - Manage tab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Dashboard\Manage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52</text:p>
          </table:table-cell>
          <table:table-cell office:value-type="string">
            <text:p>SniffTest - Manage tab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Dashboard\Manage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53</text:p>
          </table:table-cell>
          <table:table-cell table:style-name="ce25" office:value-type="string">
            <text:p>SniffTest - Drag and drop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Dashboard\Drag &amp; 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53</text:p>
          </table:table-cell>
          <table:table-cell table:style-name="ce25" office:value-type="string">
            <text:p>SniffTest - Drag and drop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Dashboard\Drag &amp; 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53</text:p>
          </table:table-cell>
          <table:table-cell table:style-name="ce25" office:value-type="string">
            <text:p>SniffTest - Drag and drop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Dashboard\Drag &amp; 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us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us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us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55</text:p>
          </table:table-cell>
          <table:table-cell table:style-name="ce25" office:value-type="string">
            <text:p>SniffTest - Edit page for us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Edit\Basic\page for us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55</text:p>
          </table:table-cell>
          <table:table-cell table:style-name="ce25" office:value-type="string">
            <text:p>SniffTest - Edit page for us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Edit\Basic\page for us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55</text:p>
          </table:table-cell>
          <table:table-cell table:style-name="ce25" office:value-type="string">
            <text:p>SniffTest - Edit page for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Edit\Basic\page for us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56</text:p>
          </table:table-cell>
          <table:table-cell office:value-type="string">
            <text:p>SniffTest - Change site's config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56</text:p>
          </table:table-cell>
          <table:table-cell office:value-type="string">
            <text:p>SniffTest - Change site's config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56</text:p>
          </table:table-cell>
          <table:table-cell office:value-type="string">
            <text:p>SniffTest - Change site's config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57</text:p>
          </table:table-cell>
          <table:table-cell table:style-name="ce25" office:value-type="string">
            <text:p>SniffTest - Change container when edit layout for user'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User Navigation\Edit\Edit Layout\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57</text:p>
          </table:table-cell>
          <table:table-cell table:style-name="ce25" office:value-type="string">
            <text:p>SniffTest - Change container when edit layout for user'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User Navigation\Edit\Edit Layout\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57</text:p>
          </table:table-cell>
          <table:table-cell table:style-name="ce25" office:value-type="string">
            <text:p>SniffTest - Change container when edit layout for user'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User Navigation\Edit\Edit Layout\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58</text:p>
          </table:table-cell>
          <table:table-cell office:value-type="string">
            <text:p>SniffTest - Change application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58</text:p>
          </table:table-cell>
          <table:table-cell office:value-type="string">
            <text:p>SniffTest - Change application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58</text:p>
          </table:table-cell>
          <table:table-cell office:value-type="string">
            <text:p>SniffTest - Change application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59</text:p>
          </table:table-cell>
          <table:table-cell table:style-name="ce25" office:value-type="string">
            <text:p>SniffTest - Add application into container when edit layout for user'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User Navigation\Edit\Edit Layout\Add Application into 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59</text:p>
          </table:table-cell>
          <table:table-cell table:style-name="ce25" office:value-type="string">
            <text:p>SniffTest - Add application into container when edit layout for user'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User Navigation\Edit\Edit Layout\Add Application into 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59</text:p>
          </table:table-cell>
          <table:table-cell table:style-name="ce25" office:value-type="string">
            <text:p>SniffTest - Add application into container when edit layout for user'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User Navigation\Edit\Edit Layout\Add Application into 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61</text:p>
          </table:table-cell>
          <table:table-cell table:style-name="ce25" office:value-type="string">
            <text:p>SniffTest - Manage page of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Create\Advanced\Porta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61</text:p>
          </table:table-cell>
          <table:table-cell table:style-name="ce25" office:value-type="string">
            <text:p>SniffTest - Manage page of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Create\Advanced\Porta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61</text:p>
          </table:table-cell>
          <table:table-cell table:style-name="ce25" office:value-type="string">
            <text:p>SniffTest - Manage page of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Create\Advanced\Porta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Advanced\Grou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Advanced\Grou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Advanced\Grou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63</text:p>
          </table:table-cell>
          <table:table-cell table:style-name="ce25" office:value-type="string">
            <text:p>SniffTest - Manage page of user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Create\Advanced\Us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63</text:p>
          </table:table-cell>
          <table:table-cell table:style-name="ce25" office:value-type="string">
            <text:p>SniffTest - Manage page of user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Create\Advanced\Us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63</text:p>
          </table:table-cell>
          <table:table-cell table:style-name="ce25" office:value-type="string">
            <text:p>SniffTest - Manage page of user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Manage Pages\Create\Advanced\Us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64</text:p>
          </table:table-cell>
          <table:table-cell office:value-type="string">
            <text:p>SniffTest - Change language in private mod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Language Settin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64</text:p>
          </table:table-cell>
          <table:table-cell office:value-type="string">
            <text:p>SniffTest - Change language in private mod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Language Settin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64</text:p>
          </table:table-cell>
          <table:table-cell office:value-type="string">
            <text:p>SniffTest - Change language in private m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Language Settin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65</text:p>
          </table:table-cell>
          <table:table-cell table:style-name="ce25" office:value-type="string">
            <text:p>SniffTest - Change ski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rivate mode\Skin Setting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65</text:p>
          </table:table-cell>
          <table:table-cell table:style-name="ce25" office:value-type="string">
            <text:p>SniffTest - Change ski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rivate mode\Skin Setting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65</text:p>
          </table:table-cell>
          <table:table-cell table:style-name="ce25" office:value-type="string">
            <text:p>SniffTest - Change sk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rivate mode\Skin Setting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66</text:p>
          </table:table-cell>
          <table:table-cell office:value-type="string">
            <text:p>SniffTest - Change User Profil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Account Settings\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66</text:p>
          </table:table-cell>
          <table:table-cell office:value-type="string">
            <text:p>SniffTest - Change User Profil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Account Settings\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66</text:p>
          </table:table-cell>
          <table:table-cell office:value-type="string">
            <text:p>SniffTest - Change User Pro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Account Settings\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67</text:p>
          </table:table-cell>
          <table:table-cell table:style-name="ce25" office:value-type="string">
            <text:p>SniffTest - Change Password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rivate mode\Account Settings\Passwo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67</text:p>
          </table:table-cell>
          <table:table-cell table:style-name="ce25" office:value-type="string">
            <text:p>SniffTest - Change Password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rivate mode\Account Settings\Passwo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67</text:p>
          </table:table-cell>
          <table:table-cell table:style-name="ce25" office:value-type="string">
            <text:p>SniffTest - Change Password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3"/>
          <table:table-cell table:style-name="ce25" office:value-type="string">
            <text:p>Portal\Private mode\Account Settings\Passwo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ANS_ANS_01</text:p>
          </table:table-cell>
          <table:table-cell office:value-type="string">
            <text:p>SniffTest - Basic action on answer 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Answers\Answer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ANS_01</text:p>
          </table:table-cell>
          <table:table-cell office:value-type="string">
            <text:p>SniffTest - Basic action on answer 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Answers\Answer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ANS_01</text:p>
          </table:table-cell>
          <table:table-cell office:value-type="string">
            <text:p>SniffTest - Basic action on answer 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Answers\Answer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ANS_02</text:p>
          </table:table-cell>
          <table:table-cell table:style-name="ce25" office:value-type="string">
            <text:p>SniffTest - Rate/Sort answer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Answer\Rate_And_S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ANS_02</text:p>
          </table:table-cell>
          <table:table-cell table:style-name="ce25" office:value-type="string">
            <text:p>SniffTest - Rate/Sort answers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Answer\Rate_And_S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ANS_02</text:p>
          </table:table-cell>
          <table:table-cell table:style-name="ce25" office:value-type="string">
            <text:p>SniffTest - Rate/Sort answ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Answer\Rate_And_S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ANS_ANS_03</text:p>
          </table:table-cell>
          <table:table-cell office:value-type="string">
            <text:p>SniffTest - Activate/Approve answ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Answers\Answer\Active_And_Appr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ANS_03</text:p>
          </table:table-cell>
          <table:table-cell office:value-type="string">
            <text:p>SniffTest - Activate/Approve answ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Answers\Answer\Active_And_Appr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ANS_03</text:p>
          </table:table-cell>
          <table:table-cell office:value-type="string">
            <text:p>SniffTest - Activate/Approve answ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Answers\Answer\Active_And_Appr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ANS_04</text:p>
          </table:table-cell>
          <table:table-cell table:style-name="ce25" office:value-type="string">
            <text:p>SniffTest - Manage Comment in Question (Add/Edit/Delete/Promote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Answer\Manage_Com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ANS_04</text:p>
          </table:table-cell>
          <table:table-cell table:style-name="ce25" office:value-type="string">
            <text:p>SniffTest - Manage Comment in Question (Add/Edit/Delete/Promote)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Answer\Manage_Com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ANS_04</text:p>
          </table:table-cell>
          <table:table-cell table:style-name="ce25" office:value-type="string">
            <text:p>SniffTest - Manage Comment in Question (Add/Edit/Delete/Promo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Answer\Manage_Com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ANS_CAT_01</text:p>
          </table:table-cell>
          <table:table-cell office:value-type="string">
            <text:p>SniffTest - Manage Category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Answers\Category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CAT_01</text:p>
          </table:table-cell>
          <table:table-cell office:value-type="string">
            <text:p>SniffTest - Manage Category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Answers\Category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CAT_01</text:p>
          </table:table-cell>
          <table:table-cell office:value-type="string">
            <text:p>SniffTest - Manage Category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Answers\Category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CAT_02</text:p>
          </table:table-cell>
          <table:table-cell table:style-name="ce25" office:value-type="string">
            <text:p>SniffTest - Drag and Drop categor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Category\Drag_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CAT_02</text:p>
          </table:table-cell>
          <table:table-cell table:style-name="ce25" office:value-type="string">
            <text:p>SniffTest - Drag and Drop category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Category\Drag_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CAT_02</text:p>
          </table:table-cell>
          <table:table-cell table:style-name="ce25" office:value-type="string">
            <text:p>SniffTest - Drag and Drop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Category\Drag_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ANS_CAT_03</text:p>
          </table:table-cell>
          <table:table-cell office:value-type="string">
            <text:p>SniffTest - Export/Import 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Answers\Category\Export Im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CAT_03</text:p>
          </table:table-cell>
          <table:table-cell office:value-type="string">
            <text:p>SniffTest - Export/Import 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Answers\Category\Export Im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CAT_03</text:p>
          </table:table-cell>
          <table:table-cell office:value-type="string">
            <text:p>SniffTest - Export/Import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Answers\Category\Export Im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CAT_04</text:p>
          </table:table-cell>
          <table:table-cell table:style-name="ce25" office:value-type="string">
            <text:p>SniffTest - Watch/Unwatch categor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Category\Watch_Unwat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CAT_04</text:p>
          </table:table-cell>
          <table:table-cell table:style-name="ce25" office:value-type="string">
            <text:p>SniffTest - Watch/Unwatch categor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Category\Watch_Unwat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CAT_04</text:p>
          </table:table-cell>
          <table:table-cell table:style-name="ce25" office:value-type="string">
            <text:p>SniffTest - Watch/Unwatch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Category\Watch_Unwat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ANS_QUE_01</text:p>
          </table:table-cell>
          <table:table-cell office:value-type="string">
            <text:p>SniffTest - Basic action on question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Answers\Question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QUE_01</text:p>
          </table:table-cell>
          <table:table-cell office:value-type="string">
            <text:p>SniffTest - Basic action on question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Answers\Question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QUE_01</text:p>
          </table:table-cell>
          <table:table-cell office:value-type="string">
            <text:p>SniffTest - Basic action on question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Answers\Question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QUE_02</text:p>
          </table:table-cell>
          <table:table-cell table:style-name="ce25" office:value-type="string">
            <text:p>SniffTest - Vote ques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Question\Vo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QUE_02</text:p>
          </table:table-cell>
          <table:table-cell table:style-name="ce25" office:value-type="string">
            <text:p>SniffTest - Vote ques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Question\Vo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QUE_02</text:p>
          </table:table-cell>
          <table:table-cell table:style-name="ce25" office:value-type="string">
            <text:p>SniffTest - Vote question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Question\Vo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ANS_QUE_03</text:p>
          </table:table-cell>
          <table:table-cell office:value-type="string">
            <text:p>SniffTest - Send to frien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Answers\Question\Sen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QUE_03</text:p>
          </table:table-cell>
          <table:table-cell office:value-type="string">
            <text:p>SniffTest - Send to friend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Answers\Question\Sen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QUE_03</text:p>
          </table:table-cell>
          <table:table-cell office:value-type="string">
            <text:p>SniffTest - Send to frien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Answers\Question\Sen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QUE_04</text:p>
          </table:table-cell>
          <table:table-cell table:style-name="ce25" office:value-type="string">
            <text:p>SniffTest - Manage Ques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Question\Manage_Ques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QUE_04</text:p>
          </table:table-cell>
          <table:table-cell table:style-name="ce25" office:value-type="string">
            <text:p>SniffTest - Manage Ques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Question\Manage_Ques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QUE_04</text:p>
          </table:table-cell>
          <table:table-cell table:style-name="ce25" office:value-type="string">
            <text:p>SniffTest - Manage Ques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Question\Manage_Ques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ANS_SEA_0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Answers\Search\Quick_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SEA_0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Answers\Search\Quick_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SEA_0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Answers\Search\Quick_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SEA_02</text:p>
          </table:table-cell>
          <table:table-cell table:style-name="ce25" office:value-type="string">
            <text:p>SniffTest - Advanced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Search_Advanced_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SEA_02</text:p>
          </table:table-cell>
          <table:table-cell table:style-name="ce25" office:value-type="string">
            <text:p>SniffTest - Advanced search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Search_Advanced_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SEA_02</text:p>
          </table:table-cell>
          <table:table-cell table:style-name="ce25" office:value-type="string">
            <text:p>SniffTest - Advanced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Answers\Search_Advanced_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ANS_SET_01</text:p>
          </table:table-cell>
          <table:table-cell office:value-type="string">
            <text:p>SniffTest - Setting Answer porl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Answers\Setting Por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SET_01</text:p>
          </table:table-cell>
          <table:table-cell office:value-type="string">
            <text:p>SniffTest - Setting Answer porl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Answers\Setting Por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SET_01</text:p>
          </table:table-cell>
          <table:table-cell office:value-type="string">
            <text:p>SniffTest - Setting Answer porl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Answers\Setting Por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AQ_BRS_01</text:p>
          </table:table-cell>
          <table:table-cell table:style-name="ce25" office:value-type="string">
            <text:p>SniffTest - Browse Category/Sub-categor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AQ\Browse_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AQ_BRS_01</text:p>
          </table:table-cell>
          <table:table-cell table:style-name="ce25" office:value-type="string">
            <text:p>SniffTest - Browse Category/Sub-category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AQ\Browse_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AQ_BRS_01</text:p>
          </table:table-cell>
          <table:table-cell table:style-name="ce25" office:value-type="string">
            <text:p>SniffTest - Browse Category/Sub-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AQ\Browse_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FAQ_SET_01</text:p>
          </table:table-cell>
          <table:table-cell office:value-type="string">
            <text:p>SniffTest - Setting FAQ porl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AQ\Setting_Por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AQ_SET_01</text:p>
          </table:table-cell>
          <table:table-cell office:value-type="string">
            <text:p>SniffTest - Setting FAQ porl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AQ\Setting_Por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AQ_SET_01</text:p>
          </table:table-cell>
          <table:table-cell office:value-type="string">
            <text:p>SniffTest - Setting FAQ porl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AQ\Setting_Por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AQ_VIE_01</text:p>
          </table:table-cell>
          <table:table-cell table:style-name="ce25" office:value-type="string">
            <text:p>SniffTest - View question detail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AQ\View_Ques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AQ_VIE_01</text:p>
          </table:table-cell>
          <table:table-cell table:style-name="ce25" office:value-type="string">
            <text:p>SniffTest - View question detail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AQ\View_Ques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AQ_VIE_01</text:p>
          </table:table-cell>
          <table:table-cell table:style-name="ce25" office:value-type="string">
            <text:p>SniffTest - View question det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AQ\View_Ques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FOR_BAN_01</text:p>
          </table:table-cell>
          <table:table-cell office:value-type="string">
            <text:p>SniffTest - Ban IP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Administration\Ban_I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BAN_01</text:p>
          </table:table-cell>
          <table:table-cell office:value-type="string">
            <text:p>SniffTest - Ban IP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Administration\Ban_I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BAN_01</text:p>
          </table:table-cell>
          <table:table-cell office:value-type="string">
            <text:p>SniffTest - Ban I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Administration\Ban_I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BBC_01</text:p>
          </table:table-cell>
          <table:table-cell table:style-name="ce25" office:value-type="string">
            <text:p>SniffTest - Manage BB cod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Administration\Manage_BB_Co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BBC_01</text:p>
          </table:table-cell>
          <table:table-cell table:style-name="ce25" office:value-type="string">
            <text:p>SniffTest - Manage BB cod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Administration\Manage_BB_Co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BBC_01</text:p>
          </table:table-cell>
          <table:table-cell table:style-name="ce25" office:value-type="string">
            <text:p>SniffTest - Manage BB c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Administration\Manage_BB_Co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FOR_BOO_01</text:p>
          </table:table-cell>
          <table:table-cell office:value-type="string">
            <text:p>SniffTest - Bookmark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Bookmar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BOO_01</text:p>
          </table:table-cell>
          <table:table-cell office:value-type="string">
            <text:p>SniffTest - Bookmark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Bookmar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BOO_01</text:p>
          </table:table-cell>
          <table:table-cell office:value-type="string">
            <text:p>SniffTest - Bookmark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Bookmar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CAT_01</text:p>
          </table:table-cell>
          <table:table-cell table:style-name="ce25" office:value-type="string">
            <text:p>SniffTest - Basic action on Category(Add/Edit/Delet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Category\Basic_Actions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CAT_01</text:p>
          </table:table-cell>
          <table:table-cell table:style-name="ce25" office:value-type="string">
            <text:p>SniffTest - Basic action on Category(Add/Edit/Delet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Category\Basic_Actions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CAT_01</text:p>
          </table:table-cell>
          <table:table-cell table:style-name="ce25" office:value-type="string">
            <text:p>SniffTest - Basic action on Category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Category\Basic_Actions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FOR_CAT_02</text:p>
          </table:table-cell>
          <table:table-cell office:value-type="string">
            <text:p>SniffTest - Import/Export category &amp; foru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Category\Import_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CAT_02</text:p>
          </table:table-cell>
          <table:table-cell office:value-type="string">
            <text:p>SniffTest - Import/Export category &amp; forum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Category\Import_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CAT_02</text:p>
          </table:table-cell>
          <table:table-cell office:value-type="string">
            <text:p>SniffTest - Import/Export category &amp;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Category\Import_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FOR_01</text:p>
          </table:table-cell>
          <table:table-cell table:style-name="ce25" office:value-type="string">
            <text:p>SniffTest - Basic action on Forum(Add/Edit/Delete/Mov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Forum\Basic_Ac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FOR_01</text:p>
          </table:table-cell>
          <table:table-cell table:style-name="ce25" office:value-type="string">
            <text:p>SniffTest - Basic action on Forum(Add/Edit/Delete/Mov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Forum\Basic_Ac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FOR_01</text:p>
          </table:table-cell>
          <table:table-cell table:style-name="ce25" office:value-type="string">
            <text:p>SniffTest - Basic action on Forum(Add/Edit/Delete/Mov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Forum\Basic_Ac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FOR_FOR_02</text:p>
          </table:table-cell>
          <table:table-cell office:value-type="string">
            <text:p>SniffTest - More action on Forum(Lock/Unlock/Open/Clos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Forum\More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FOR_02</text:p>
          </table:table-cell>
          <table:table-cell office:value-type="string">
            <text:p>SniffTest - More action on Forum(Lock/Unlock/Open/Clos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Forum\More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FOR_02</text:p>
          </table:table-cell>
          <table:table-cell office:value-type="string">
            <text:p>SniffTest - More action on Forum(Lock/Unlock/Open/Clos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Forum\More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MAN_01</text:p>
          </table:table-cell>
          <table:table-cell table:style-name="ce25" office:value-type="string">
            <text:p>SniffTest - User managemen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User_Manage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MAN_01</text:p>
          </table:table-cell>
          <table:table-cell table:style-name="ce25" office:value-type="string">
            <text:p>SniffTest - User managemen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User_Manage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MAN_01</text:p>
          </table:table-cell>
          <table:table-cell table:style-name="ce25" office:value-type="string">
            <text:p>SniffTest - User manage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User_Manage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FOR_POS_01</text:p>
          </table:table-cell>
          <table:table-cell office:value-type="string">
            <text:p>SniffTest - Basic action on Post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Post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POS_01</text:p>
          </table:table-cell>
          <table:table-cell office:value-type="string">
            <text:p>SniffTest - Basic action on Post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Post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POS_01</text:p>
          </table:table-cell>
          <table:table-cell office:value-type="string">
            <text:p>SniffTest - Basic action on Pos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Post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PRI_01</text:p>
          </table:table-cell>
          <table:table-cell table:style-name="ce25" office:value-type="string">
            <text:p>SniffTest - Private messag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Private_Mess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PRI_01</text:p>
          </table:table-cell>
          <table:table-cell table:style-name="ce25" office:value-type="string">
            <text:p>SniffTest - Private messag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Private_Mess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PRI_01</text:p>
          </table:table-cell>
          <table:table-cell table:style-name="ce25" office:value-type="string">
            <text:p>SniffTest - Private mess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Private_Mess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FOR_SEA_0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Search\Quick_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SEA_0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Search\Quick_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SEA_0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Search\Quick_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SEA_02</text:p>
          </table:table-cell>
          <table:table-cell table:style-name="ce25" office:value-type="string">
            <text:p>SniffTest - Advanced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Search\Advanced_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SEA_02</text:p>
          </table:table-cell>
          <table:table-cell table:style-name="ce25" office:value-type="string">
            <text:p>SniffTest - Advanced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Search\Advanced_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SEA_02</text:p>
          </table:table-cell>
          <table:table-cell table:style-name="ce25" office:value-type="string">
            <text:p>SniffTest - Advanced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Search\Advanced_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FOR_SET_01</text:p>
          </table:table-cell>
          <table:table-cell office:value-type="string">
            <text:p>SniffTest - Setting Forum porle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Setting_Por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SET_01</text:p>
          </table:table-cell>
          <table:table-cell office:value-type="string">
            <text:p>SniffTest - Setting Forum porle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Setting_Por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SET_01</text:p>
          </table:table-cell>
          <table:table-cell office:value-type="string">
            <text:p>SniffTest - Setting Forum porl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Setting_Por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TOP_01</text:p>
          </table:table-cell>
          <table:table-cell table:style-name="ce25" office:value-type="string">
            <text:p>SniffTest - Basic action on Topic (Add/Edit/Delete/Mov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Topic\Basic_Ac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TOP_01</text:p>
          </table:table-cell>
          <table:table-cell table:style-name="ce25" office:value-type="string">
            <text:p>SniffTest - Basic action on Topic (Add/Edit/Delete/Mov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Topic\Basic_Ac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TOP_01</text:p>
          </table:table-cell>
          <table:table-cell table:style-name="ce25" office:value-type="string">
            <text:p>SniffTest - Basic action on Topic (Add/Edit/Delete/Mov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Topic\Basic_Ac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FOR_TOP_02</text:p>
          </table:table-cell>
          <table:table-cell office:value-type="string">
            <text:p>SniffTest - More action on Topic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Topic\More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TOP_02</text:p>
          </table:table-cell>
          <table:table-cell office:value-type="string">
            <text:p>SniffTest - More action on Topic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Topic\More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TOP_02</text:p>
          </table:table-cell>
          <table:table-cell office:value-type="string">
            <text:p>SniffTest - More action on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Topic\More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TOP_03</text:p>
          </table:table-cell>
          <table:table-cell table:style-name="ce25" office:value-type="string">
            <text:p>SniffTest - Tag for topic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Topic\Ta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TOP_03</text:p>
          </table:table-cell>
          <table:table-cell table:style-name="ce25" office:value-type="string">
            <text:p>SniffTest - Tag for topic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Topic\Ta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TOP_03</text:p>
          </table:table-cell>
          <table:table-cell table:style-name="ce25" office:value-type="string">
            <text:p>SniffTest - Tag for topic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Topic\Ta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FOR_TOP_04</text:p>
          </table:table-cell>
          <table:table-cell office:value-type="string">
            <text:p>SniffTest - Rate topic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Topic\R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TOP_04</text:p>
          </table:table-cell>
          <table:table-cell office:value-type="string">
            <text:p>SniffTest - Rate 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Topic\R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TOP_04</text:p>
          </table:table-cell>
          <table:table-cell office:value-type="string">
            <text:p>SniffTest - Rate topic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Topic\R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TOP_05</text:p>
          </table:table-cell>
          <table:table-cell table:style-name="ce25" office:value-type="string">
            <text:p>SniffTest - Manage Poll in topic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Topic\Manage_Pol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TOP_05</text:p>
          </table:table-cell>
          <table:table-cell table:style-name="ce25" office:value-type="string">
            <text:p>SniffTest - Manage Poll in topic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Topic\Manage_Pol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TOP_05</text:p>
          </table:table-cell>
          <table:table-cell table:style-name="ce25" office:value-type="string">
            <text:p>SniffTest - Manage Poll in topic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Topic\Manage_Pol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FOR_USE_01</text:p>
          </table:table-cell>
          <table:table-cell office:value-type="string">
            <text:p>SniffTest - User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User_Settin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USE_01</text:p>
          </table:table-cell>
          <table:table-cell office:value-type="string">
            <text:p>SniffTest - User Setting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User_Settin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USE_01</text:p>
          </table:table-cell>
          <table:table-cell office:value-type="string">
            <text:p>SniffTest - User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/>
          <table:table-cell office:value-type="string">
            <text:p>KS\Forum\User_Settin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WAT_01</text:p>
          </table:table-cell>
          <table:table-cell table:style-name="ce25" office:value-type="string">
            <text:p>SniffTest - Watch&amp;Unwatch category/forum/topic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Watch_Unwat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WAT_01</text:p>
          </table:table-cell>
          <table:table-cell table:style-name="ce25" office:value-type="string">
            <text:p>SniffTest - Watch&amp;Unwatch category/forum/topic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Watch_Unwat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WAT_01</text:p>
          </table:table-cell>
          <table:table-cell table:style-name="ce25" office:value-type="string">
            <text:p>SniffTest - Watch&amp;Unwatch category/forum/topic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Watch_Unwat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18</text:p>
          </table:table-cell>
          <table:table-cell table:style-name="ce25" office:value-type="string">
            <text:p>SniffTest - Search peop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18</text:p>
          </table:table-cell>
          <table:table-cell table:style-name="ce25" office:value-type="string">
            <text:p>SniffTest - Search peop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18</text:p>
          </table:table-cell>
          <table:table-cell table:style-name="ce25" office:value-type="string">
            <text:p>SniffTest - Search peop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Invi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Invi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Invi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0</text:p>
          </table:table-cell>
          <table:table-cell table:style-name="ce25" office:value-type="string">
            <text:p>SniffTest - Network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Networ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20</text:p>
          </table:table-cell>
          <table:table-cell table:style-name="ce25" office:value-type="string">
            <text:p>SniffTest - Network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Networ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20</text:p>
          </table:table-cell>
          <table:table-cell table:style-name="ce25" office:value-type="string">
            <text:p>SniffTest - Network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Networ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Incoming 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Incoming 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Incoming 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2</text:p>
          </table:table-cell>
          <table:table-cell table:style-name="ce25" office:value-type="string">
            <text:p>SniffTest - Outgoing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Outgoing 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22</text:p>
          </table:table-cell>
          <table:table-cell table:style-name="ce25" office:value-type="string">
            <text:p>SniffTest - Outgoing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Outgoing 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22</text:p>
          </table:table-cell>
          <table:table-cell table:style-name="ce25" office:value-type="string">
            <text:p>SniffTest - Outgoing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Outgoing 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Activities/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Activities/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Activities/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4</text:p>
          </table:table-cell>
          <table:table-cell table:style-name="ce25" office:value-type="string">
            <text:p>SniffTest - Actions on Activit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Activities/Ac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24</text:p>
          </table:table-cell>
          <table:table-cell table:style-name="ce25" office:value-type="string">
            <text:p>SniffTest - Actions on Activit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Activities/Ac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24</text:p>
          </table:table-cell>
          <table:table-cell table:style-name="ce25" office:value-type="string">
            <text:p>SniffTest - Actions on Activit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Activities/Ac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Other User/Activit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Other User/Activit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Other User/Activit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6</text:p>
          </table:table-cell>
          <table:table-cell table:style-name="ce25" office:value-type="string">
            <text:p>SniffTest - View and Edit user's profi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Profile/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26</text:p>
          </table:table-cell>
          <table:table-cell table:style-name="ce25" office:value-type="string">
            <text:p>SniffTest - View and Edit user's pro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Profile/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26</text:p>
          </table:table-cell>
          <table:table-cell table:style-name="ce25" office:value-type="string">
            <text:p>SniffTest - View and Edit user's pro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Profile/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Other User/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Other User/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Other User/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8</text:p>
          </table:table-cell>
          <table:table-cell table:style-name="ce25" office:value-type="string">
            <text:p>SniffTest - Drag &amp; drop gadget in Dashboar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Dashboard/Drag and 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28</text:p>
          </table:table-cell>
          <table:table-cell table:style-name="ce25" office:value-type="string">
            <text:p>SniffTest - Drag &amp; drop gadget in Dashboard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Dashboard/Drag and 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28</text:p>
          </table:table-cell>
          <table:table-cell table:style-name="ce25" office:value-type="string">
            <text:p>SniffTest - Drag &amp; drop gadget in Dashboa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Dashboard/Drag and 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Dashboard/View 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Dashboard/View 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Dashboard/View 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30</text:p>
          </table:table-cell>
          <table:table-cell table:style-name="ce25" office:value-type="string">
            <text:p>SniffTest - View Connections list of other us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Other User/Networ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30</text:p>
          </table:table-cell>
          <table:table-cell table:style-name="ce25" office:value-type="string">
            <text:p>SniffTest - View Connections list of other use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Other User/Networ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30</text:p>
          </table:table-cell>
          <table:table-cell table:style-name="ce25" office:value-type="string">
            <text:p>SniffTest - View Connections list of other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people/Other User/Networ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Man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Man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Man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3</text:p>
          </table:table-cell>
          <table:table-cell table:style-name="ce25" office:value-type="string">
            <text:p>SniffTest - Search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03</text:p>
          </table:table-cell>
          <table:table-cell table:style-name="ce25" office:value-type="string">
            <text:p>SniffTest - Search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03</text:p>
          </table:table-cell>
          <table:table-cell table:style-name="ce25" office:value-type="string">
            <text:p>SniffTest - Search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Acces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Acces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Acces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5</text:p>
          </table:table-cell>
          <table:table-cell table:style-name="ce25" office:value-type="string">
            <text:p>SniffTest - Add Activity on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Activit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05</text:p>
          </table:table-cell>
          <table:table-cell table:style-name="ce25" office:value-type="string">
            <text:p>SniffTest - Add Activity on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Activit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05</text:p>
          </table:table-cell>
          <table:table-cell table:style-name="ce25" office:value-type="string">
            <text:p>SniffTest - Add Activity on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Activit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Activity 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Activity 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Activity 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7</text:p>
          </table:table-cell>
          <table:table-cell table:style-name="ce25" office:value-type="string">
            <text:p>SniffTest - Invite/Accept user to Spac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Member/Invi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07</text:p>
          </table:table-cell>
          <table:table-cell table:style-name="ce25" office:value-type="string">
            <text:p>SniffTest - Invite/Accept user to Spac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Member/Invi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07</text:p>
          </table:table-cell>
          <table:table-cell table:style-name="ce25" office:value-type="string">
            <text:p>SniffTest - Invite/Accept user to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Member/Invi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Member/Reque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Member/Reque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Member/Reque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9</text:p>
          </table:table-cell>
          <table:table-cell table:style-name="ce25" office:value-type="string">
            <text:p>SniffTest - Remove user from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Member/Re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09</text:p>
          </table:table-cell>
          <table:table-cell table:style-name="ce25" office:value-type="string">
            <text:p>SniffTest - Remove user from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Member/Re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09</text:p>
          </table:table-cell>
          <table:table-cell table:style-name="ce25" office:value-type="string">
            <text:p>SniffTest - Remove user from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Member/Re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Member/Change Ro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Member/Change Ro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Member/Change Ro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11</text:p>
          </table:table-cell>
          <table:table-cell table:style-name="ce25" office:value-type="string">
            <text:p>SniffTest - Add/Edit/Delete application on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Applica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11</text:p>
          </table:table-cell>
          <table:table-cell table:style-name="ce25" office:value-type="string">
            <text:p>SniffTest - Add/Edit/Delete application on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Applica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11</text:p>
          </table:table-cell>
          <table:table-cell table:style-name="ce25" office:value-type="string">
            <text:p>SniffTest - Add/Edit/Delete application on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Applica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Lea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Lea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Lea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13</text:p>
          </table:table-cell>
          <table:table-cell table:style-name="ce25" office:value-type="string">
            <text:p>SniffTest - Manage Space Navigation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Manage navig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13</text:p>
          </table:table-cell>
          <table:table-cell table:style-name="ce25" office:value-type="string">
            <text:p>SniffTest - Manage Space Navigation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Manage navig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13</text:p>
          </table:table-cell>
          <table:table-cell table:style-name="ce25" office:value-type="string">
            <text:p>SniffTest - Manage Space Navigation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Manage navig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List/Invit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List/Invit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List/Invit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15</text:p>
          </table:table-cell>
          <table:table-cell table:style-name="ce25" office:value-type="string">
            <text:p>SniffTest - Check Pending space lis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List/Pendin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15</text:p>
          </table:table-cell>
          <table:table-cell table:style-name="ce25" office:value-type="string">
            <text:p>SniffTest - Check Pending space lis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List/Pendin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15</text:p>
          </table:table-cell>
          <table:table-cell table:style-name="ce25" office:value-type="string">
            <text:p>SniffTest - Check Pending space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Social/Space/List/Pendin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List/Public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List/Public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List/Public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_CS_CA_EVENT_06</text:p>
          </table:table-cell>
          <table:table-cell table:style-name="ce25" office:value-type="string">
            <text:p>SniffTest - Manage Even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Manage Ev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_CS_CA_EVENT_06</text:p>
          </table:table-cell>
          <table:table-cell table:style-name="ce25" office:value-type="string">
            <text:p>SniffTest - Manage Even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Manage Ev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_CS_CA_EVENT_06</text:p>
          </table:table-cell>
          <table:table-cell table:style-name="ce25" office:value-type="string">
            <text:p>SniffTest - Manage Ev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 table:number-columns-repeated="2"/>
          <table:table-cell table:style-name="ce25" office:value-type="string">
            <text:p>x</text:p>
          </table:table-cell>
          <table:table-cell table:style-name="ce25" office:value-type="string">
            <text:p>CS\Calendar\Manage Event</text:p>
          </table:table-cell>
          <table:table-cell table:style-name="ce25" table:number-columns-repeated="5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5/11/2012</text:date>, <text:time>09:2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11T09:27:46</dc:date>
    <dc:creator>exoplatform </dc:creator>
    <meta:editing-duration>PT2H30M13S</meta:editing-duration>
    <meta:editing-cycles>20</meta:editing-cycles>
    <meta:generator>LibreOffice/3.4$Unix LibreOffice_project/340m1$Build-402</meta:generator>
    <meta:document-statistic meta:table-count="2" meta:cell-count="4801" meta:object-count="0"/>
    <meta:user-defined meta:name="Info 1"/>
    <meta:user-defined meta:name="Info 2"/>
    <meta:user-defined meta:name="Info 3"/>
    <meta:user-defined meta:name="Info 4"/>
  </office:meta>
</office:document-meta>
</file>